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1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e8f2a1" draw:textarea-horizontal-align="justify" draw:textarea-vertical-align="middle" draw:auto-grow-height="false" fo:min-height="0.598cm" fo:min-width="0.348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0.348cm"/>
      <style:paragraph-properties style:writing-mode="lr-tb"/>
    </style:style>
    <style:style style:name="gr8" style:family="graphic" style:parent-style-name="standard">
      <style:graphic-properties svg:stroke-color="#000000" draw:fill-color="#f10d0c" draw:textarea-horizontal-align="justify" draw:textarea-vertical-align="middle" draw:auto-grow-height="false" fo:min-height="0.598cm" fo:min-width="0.348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98cm" fo:min-width="0.348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5cm" fo:min-width="0.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4" style:family="graphic" style:parent-style-name="standard">
      <style:graphic-properties svg:stroke-color="#000000" draw:fill-color="#ff0000" draw:textarea-horizontal-align="justify" draw:textarea-vertical-align="middle" draw:auto-grow-height="false" fo:min-height="0.598cm" fo:min-width="0.348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45cm" fo:min-width="7.643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1.182cm"/>
      <style:paragraph-properties style:writing-mode="lr-tb"/>
    </style:style>
    <style:style style:name="pr4" style:family="presentation" style:parent-style-name="Padrão-title">
      <style:graphic-properties fo:min-height="2.36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30pt" style:font-size-asian="30pt" style:font-size-complex="30pt"/>
    </style:style>
    <style:style style:name="P6" style:family="paragraph">
      <style:paragraph-properties fo:text-align="center" style:writing-mode="lr-tb"/>
      <style:text-properties fo:font-size="15pt"/>
    </style:style>
    <style:style style:name="P7" style:family="paragraph">
      <loext:graphic-properties draw:fill-color="#e8f2a1"/>
      <style:paragraph-properties fo:text-align="center" style:writing-mode="lr-tb"/>
      <style:text-properties fo:font-size="15pt"/>
    </style:style>
    <style:style style:name="P8" style:family="paragraph">
      <loext:graphic-properties draw:fill-color="#ffffff"/>
      <style:paragraph-properties fo:text-align="center" style:writing-mode="lr-tb"/>
      <style:text-properties fo:font-size="15pt"/>
    </style:style>
    <style:style style:name="P9" style:family="paragraph">
      <loext:graphic-properties draw:fill-color="#f10d0c"/>
      <style:paragraph-properties fo:text-align="center" style:writing-mode="lr-tb"/>
      <style:text-properties fo:color="#f10d0c" fo:font-size="15pt"/>
    </style:style>
    <style:style style:name="P10" style:family="paragraph">
      <style:paragraph-properties fo:text-align="center" style:writing-mode="lr-tb"/>
      <style:text-properties fo:color="#ffffff" fo:font-size="15pt"/>
    </style:style>
    <style:style style:name="P11" style:family="paragraph">
      <loext:graphic-properties draw:fill-color="#f10d0c"/>
      <style:paragraph-properties fo:text-align="center" style:writing-mode="lr-tb"/>
      <style:text-properties fo:color="#ffffff" fo:font-size="15pt"/>
    </style:style>
    <style:style style:name="P12" style:family="paragraph">
      <loext:graphic-properties draw:fill-color="#000000"/>
      <style:paragraph-properties fo:text-align="center" style:writing-mode="lr-tb"/>
      <style:text-properties fo:color="#f10d0c" fo:font-size="15pt"/>
    </style:style>
    <style:style style:name="P13" style:family="paragraph">
      <style:paragraph-properties fo:text-align="center"/>
      <style:text-properties fo:font-size="13pt"/>
    </style:style>
    <style:style style:name="P14" style:family="paragraph">
      <loext:graphic-properties draw:fill-color="#000000"/>
      <style:paragraph-properties fo:text-align="center"/>
      <style:text-properties fo:font-size="13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10d0c"/>
      <style:paragraph-properties fo:text-align="center" style:writing-mode="lr-tb"/>
      <style:text-properties fo:font-size="15pt"/>
    </style:style>
    <style:style style:name="P17" style:family="paragraph">
      <loext:graphic-properties draw:fill-color="#ffffff"/>
      <style:paragraph-properties fo:text-align="center" style:writing-mode="lr-tb"/>
      <style:text-properties fo:color="#f10d0c" fo:font-size="15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-color="#ff0000"/>
      <style:paragraph-properties fo:text-align="center" style:writing-mode="lr-tb"/>
      <style:text-properties fo:font-size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-color="#000000"/>
      <style:paragraph-properties fo:text-align="center" style:writing-mode="lr-tb"/>
      <style:text-properties fo:color="#ffffff" fo:font-size="15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30" style:family="paragraph">
      <style:text-properties fo:font-size="13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/>
    </style:style>
    <style:style style:name="T1" style:family="text">
      <style:text-properties fo:font-size="13pt" fo:font-weight="bold"/>
    </style:style>
    <style:style style:name="T2" style:family="text">
      <style:text-properties fo:font-size="15pt"/>
    </style:style>
    <style:style style:name="T3" style:family="text">
      <style:text-properties fo:color="#ffffff" fo:font-size="15pt"/>
    </style:style>
    <style:style style:name="T4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Questão 13 - Rubro-Negra</text:p>
          </draw:text-box>
        </draw:frame>
        <draw:frame draw:style-name="gr1" draw:text-style-name="P1" xml:id="id1" draw:id="id1" draw:layer="layout" svg:width="1.522cm" svg:height="0.962cm" svg:x="13.24cm" svg:y="6.838cm">
          <draw:text-box>
            <text:p>raiz</text:p>
          </draw:text-box>
        </draw:frame>
        <draw:frame draw:style-name="gr2" draw:text-style-name="P2" xml:id="id2" draw:id="id2" draw:layer="layout" svg:width="1.721cm" svg:height="0.962cm" svg:x="13.141cm" svg:y="9.238cm">
          <draw:text-box>
            <text:p><text:span text:style-name="T1">NULL</text:span></text:p>
          </draw:text-box>
        </draw:frame>
        <draw:connector draw:style-name="gr3" draw:text-style-name="P3" draw:layer="layout" svg:x1="14.001cm" svg:y1="7.8cm" svg:x2="14.001cm" svg:y2="9.238cm" draw:start-shape="id1" draw:start-glue-point="2" draw:end-shape="id2" draw:end-glue-point="0" svg:d="M14001 7800v1438" svg:viewBox="0 0 1 1439">
          <text:p/>
        </draw:connector>
        <draw:frame draw:style-name="gr4" draw:text-style-name="P1" draw:layer="layout" svg:width="5.785cm" svg:height="1.673cm" svg:x="19.201cm" svg:y="4.201cm">
          <draw:text-box>
            <text:p>cria árvore em que</text:p>
            <text:p>raiz → NULL 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3" draw:id="id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3" draw:start-glue-point="2" draw:end-shape="id4" draw:end-glue-point="4" svg:d="M11001 2800v502" svg:viewBox="0 0 1 503">
          <text:p/>
        </draw:connector>
        <draw:frame draw:style-name="gr4" draw:text-style-name="P1" draw:layer="layout" svg:width="7.686cm" svg:height="2.384cm" svg:x="19.201cm" svg:y="4.201cm">
          <draw:text-box>
            <text:p>insere normalmente o KC</text:p>
            <text:p>todo noh a ser inserido</text:p>
            <text:p>é vermelho</text:p>
          </draw:text-box>
        </draw:frame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1.198cm" svg:height="1.198cm" svg:x="10.4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5" draw:id="id5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5" draw:start-glue-point="2" draw:end-shape="id6" draw:end-glue-point="4" svg:d="M11001 2800v502" svg:viewBox="0 0 1 503">
          <text:p/>
        </draw:connector>
        <draw:frame draw:style-name="gr4" draw:text-style-name="P1" draw:layer="layout" svg:width="8.219cm" svg:height="1.673cm" svg:x="19.201cm" svg:y="4.201cm">
          <draw:text-box>
            <text:p>como a raiz é sempre preta</text:p>
            <text:p>muda a cor</text:p>
          </draw:text-box>
        </draw:frame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6" draw:id="id6" draw:layer="layout" svg:width="1.198cm" svg:height="1.198cm" svg:x="10.402cm" svg:y="3.302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" draw:id="id7" draw:layer="layout" svg:width="1cm" svg:height="0.6cm" svg:x="9.5cm" svg:y="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1cm" svg:height="0.6cm" svg:x="11.4cm" svg:y="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0.577cm" svg:y1="4.325cm" svg:x2="10cm" svg:y2="5cm" draw:start-shape="id6" draw:start-glue-point="7" draw:end-shape="id7" draw:end-glue-point="0" svg:d="M10577 4325l-577 675" svg:viewBox="0 0 578 676">
          <text:p/>
        </draw:connector>
        <draw:connector draw:style-name="gr11" draw:text-style-name="P15" draw:layer="layout" draw:type="line" svg:x1="11.425cm" svg:y1="4.325cm" svg:x2="11.9cm" svg:y2="5cm" draw:start-shape="id6" draw:start-glue-point="9" draw:end-shape="id8" draw:end-glue-point="0" svg:d="M11425 4325l475 675" svg:viewBox="0 0 476 676">
          <text:p/>
        </draw:connecto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9" draw:id="id9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9" draw:start-glue-point="2" draw:end-shape="id10" draw:end-glue-point="4" svg:d="M11001 2800v502" svg:viewBox="0 0 1 503">
          <text:p/>
        </draw:connector>
        <draw:frame draw:style-name="gr12" draw:text-style-name="P1" draw:layer="layout" svg:width="8.143cm" svg:height="3.806cm" svg:x="18.201cm" svg:y="2.201cm">
          <draw:text-box>
            <text:p>Caso Base:</text:p>
            <text:p>inserir nó vermelho, o novo</text:p>
            <text:p>Noh possui dois filhos nil,</text:p>
            <text:p>como MP &gt; KC, insere na</text:p>
            <text:p>direita</text:p>
          </draw:text-box>
        </draw:frame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0" draw:id="id10" draw:layer="layout" svg:width="1.198cm" svg:height="1.198cm" svg:x="10.402cm" svg:y="3.302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1" draw:id="id11" draw:layer="layout" svg:width="1cm" svg:height="0.6cm" svg:x="9.5cm" svg:y="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0.577cm" svg:y1="4.325cm" svg:x2="10cm" svg:y2="5cm" draw:start-shape="id10" draw:start-glue-point="7" draw:end-shape="id11" draw:end-glue-point="0" svg:d="M10577 4325l-577 675" svg:viewBox="0 0 578 676">
          <text:p/>
        </draw:connector>
        <draw:connector draw:style-name="gr11" draw:text-style-name="P15" draw:layer="layout" draw:type="line" svg:x1="11.425cm" svg:y1="4.325cm" svg:x2="11.877cm" svg:y2="4.977cm" draw:start-shape="id10" draw:start-glue-point="9" draw:end-shape="id12" draw:end-glue-point="5" svg:d="M11425 4325l452 652" svg:viewBox="0 0 453 653">
          <text:p/>
        </draw:connector>
        <draw:custom-shape draw:style-name="gr8" draw:text-style-name="P11" xml:id="id12" draw:id="id12" draw:layer="layout" svg:width="1.198cm" svg:height="1.198cm" svg:x="11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3" draw:id="id13" draw:layer="layout" svg:width="1cm" svg:height="0.6cm" svg:x="10.9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4" draw:id="id14" draw:layer="layout" svg:width="1cm" svg:height="0.6cm" svg:x="12.7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1.877cm" svg:y1="5.825cm" svg:x2="11.4cm" svg:y2="6.5cm" draw:start-shape="id12" draw:start-glue-point="7" draw:end-shape="id13" draw:end-glue-point="0" svg:d="M11877 5825l-477 675" svg:viewBox="0 0 478 676">
          <text:p/>
        </draw:connector>
        <draw:connector draw:style-name="gr13" draw:text-style-name="P18" draw:layer="layout" draw:type="line" svg:x1="12.725cm" svg:y1="5.825cm" svg:x2="13.2cm" svg:y2="6.5cm" draw:start-shape="id12" draw:start-glue-point="9" draw:end-shape="id14" draw:end-glue-point="0" svg:d="M12725 5825l475 675" svg:viewBox="0 0 476 676">
          <text:p/>
        </draw:connecto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15" draw:id="id15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15" draw:start-glue-point="2" draw:end-shape="id16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6" draw:id="id16" draw:layer="layout" svg:width="1.198cm" svg:height="1.198cm" svg:x="10.402cm" svg:y="3.302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16" draw:start-glue-point="7" draw:end-shape="id17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16" draw:start-glue-point="9" draw:end-shape="id18" draw:end-glue-point="5" svg:d="M11425 4325l1452 652" svg:viewBox="0 0 1453 653">
          <text:p/>
        </draw:connector>
        <draw:custom-shape draw:style-name="gr8" draw:text-style-name="P11" xml:id="id18" draw:id="id18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9" draw:id="id19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0" draw:id="id20" draw:layer="layout" svg:width="1cm" svg:height="0.6cm" svg:x="13.7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18" draw:start-glue-point="7" draw:end-shape="id19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2cm" svg:y2="6.5cm" draw:start-shape="id18" draw:start-glue-point="9" draw:end-shape="id20" draw:end-glue-point="0" svg:d="M13725 5825l475 675" svg:viewBox="0 0 476 676">
          <text:p/>
        </draw:connector>
        <draw:frame draw:style-name="gr12" draw:text-style-name="P1" draw:layer="layout" svg:width="8.143cm" svg:height="3.806cm" svg:x="18.202cm" svg:y="2.202cm">
          <draw:text-box>
            <text:p text:style-name="P20">Caso Base:</text:p>
            <text:p>inserir nó vermelho, o novo</text:p>
            <text:p>Noh possui dois filhos nil,</text:p>
            <text:p>como KA &lt; KC, insere na</text:p>
            <text:p>esquerda</text:p>
          </draw:text-box>
        </draw:frame>
        <draw:custom-shape draw:style-name="gr8" draw:text-style-name="P11" xml:id="id17" draw:id="id17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2" draw:id="id22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1" draw:id="id21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17" draw:start-glue-point="9" draw:end-shape="id21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17" draw:start-glue-point="7" draw:end-shape="id22" draw:end-glue-point="0" svg:d="M8177 5825l-477 675" svg:viewBox="0 0 478 676">
          <text:p/>
        </draw:connecto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23" draw:id="id2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23" draw:start-glue-point="2" draw:end-shape="id24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4" draw:id="id24" draw:layer="layout" svg:width="1.198cm" svg:height="1.198cm" svg:x="10.402cm" svg:y="3.302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24" draw:start-glue-point="7" draw:end-shape="id25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24" draw:start-glue-point="9" draw:end-shape="id26" draw:end-glue-point="5" svg:d="M11425 4325l1452 652" svg:viewBox="0 0 1453 653">
          <text:p/>
        </draw:connector>
        <draw:custom-shape draw:style-name="gr8" draw:text-style-name="P11" xml:id="id26" draw:id="id26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7" draw:id="id27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26" draw:start-glue-point="7" draw:end-shape="id27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977cm" svg:y2="6.577cm" draw:start-shape="id26" draw:start-glue-point="9" draw:end-shape="id28" draw:end-glue-point="5" svg:d="M13725 5825l1252 752" svg:viewBox="0 0 1253 753">
          <text:p/>
        </draw:connector>
        <draw:frame draw:style-name="gr12" draw:text-style-name="P1" draw:layer="layout" svg:width="9.798cm" svg:height="5.939cm" svg:x="17.571cm" svg:y="2.372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 RB&gt;MP&gt;KC ele é inserido</text:p>
            <text:p>a direita de MP</text:p>
          </draw:text-box>
        </draw:frame>
        <draw:custom-shape draw:style-name="gr8" draw:text-style-name="P11" xml:id="id25" draw:id="id25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9" draw:id="id29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25" draw:start-glue-point="9" draw:end-shape="id29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25" draw:start-glue-point="7" draw:end-shape="id30" draw:end-glue-point="0" svg:d="M8177 5825l-477 675" svg:viewBox="0 0 478 676">
          <text:p/>
        </draw:connector>
        <draw:custom-shape draw:style-name="gr8" draw:text-style-name="P11" xml:id="id28" draw:id="id28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1" draw:id="id31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4.977cm" svg:y1="7.425cm" svg:x2="14.5cm" svg:y2="8.1cm" draw:start-shape="id28" draw:start-glue-point="7" draw:end-shape="id31" draw:end-glue-point="0" svg:d="M14977 7425l-477 675" svg:viewBox="0 0 478 676">
          <text:p/>
        </draw:connector>
        <draw:connector draw:style-name="gr11" draw:text-style-name="P15" draw:layer="layout" draw:type="line" svg:x1="15.825cm" svg:y1="7.425cm" svg:x2="16.3cm" svg:y2="8.1cm" draw:start-shape="id28" draw:start-glue-point="9" draw:end-shape="id32" draw:end-glue-point="0" svg:d="M15825 7425l475 675" svg:viewBox="0 0 476 676">
          <text:p/>
        </draw:connecto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33" draw:id="id3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33" draw:start-glue-point="2" draw:end-shape="id34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34" draw:id="id34" draw:layer="layout" svg:width="1.198cm" svg:height="1.198cm" svg:x="10.4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34" draw:start-glue-point="7" draw:end-shape="id35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34" draw:start-glue-point="9" draw:end-shape="id36" draw:end-glue-point="5" svg:d="M11425 4325l1452 652" svg:viewBox="0 0 1453 653">
          <text:p/>
        </draw:connector>
        <draw:custom-shape draw:style-name="gr9" draw:text-style-name="P22" xml:id="id36" draw:id="id36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7" draw:id="id37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36" draw:start-glue-point="7" draw:end-shape="id37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977cm" svg:y2="6.577cm" draw:start-shape="id36" draw:start-glue-point="9" draw:end-shape="id38" draw:end-glue-point="5" svg:d="M13725 5825l1252 752" svg:viewBox="0 0 1253 753">
          <text:p/>
        </draw:connector>
        <draw:frame draw:style-name="gr12" draw:text-style-name="P1" draw:layer="layout" svg:width="9.384cm" svg:height="5.228cm" svg:x="17.571cm" svg:y="2.372cm">
          <draw:text-box>
            <text:p text:style-name="P20">Caso 1:</text:p>
            <text:p text:style-name="P20"/>
            <text:p>-O pai é vermelho</text:p>
            <text:p>-O avô é preto</text:p>
            <text:p>-O tio é vermelho</text:p>
            <text:p/>
            <text:p>Altera as cores do pai, tio e avô</text:p>
          </draw:text-box>
        </draw:frame>
        <draw:custom-shape draw:style-name="gr9" draw:text-style-name="P22" xml:id="id35" draw:id="id35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0" draw:id="id40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9" draw:id="id39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35" draw:start-glue-point="9" draw:end-shape="id39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35" draw:start-glue-point="7" draw:end-shape="id40" draw:end-glue-point="0" svg:d="M8177 5825l-477 675" svg:viewBox="0 0 478 676">
          <text:p/>
        </draw:connector>
        <draw:custom-shape draw:style-name="gr8" draw:text-style-name="P11" xml:id="id38" draw:id="id38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1" draw:id="id41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2" draw:id="id42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4.977cm" svg:y1="7.425cm" svg:x2="14.5cm" svg:y2="8.1cm" draw:start-shape="id38" draw:start-glue-point="7" draw:end-shape="id41" draw:end-glue-point="0" svg:d="M14977 7425l-477 675" svg:viewBox="0 0 478 676">
          <text:p/>
        </draw:connector>
        <draw:connector draw:style-name="gr11" draw:text-style-name="P15" draw:layer="layout" draw:type="line" svg:x1="15.825cm" svg:y1="7.425cm" svg:x2="16.3cm" svg:y2="8.1cm" draw:start-shape="id38" draw:start-glue-point="9" draw:end-shape="id42" draw:end-glue-point="0" svg:d="M15825 7425l475 675" svg:viewBox="0 0 476 676">
          <text:p/>
        </draw:connecto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43" draw:id="id4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43" draw:start-glue-point="2" draw:end-shape="id44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44" draw:id="id44" draw:layer="layout" svg:width="1.198cm" svg:height="1.198cm" svg:x="10.4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44" draw:start-glue-point="7" draw:end-shape="id45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44" draw:start-glue-point="9" draw:end-shape="id46" draw:end-glue-point="5" svg:d="M11425 4325l1452 652" svg:viewBox="0 0 1453 653">
          <text:p/>
        </draw:connector>
        <draw:custom-shape draw:style-name="gr9" draw:text-style-name="P22" xml:id="id46" draw:id="id46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7" draw:id="id47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46" draw:start-glue-point="7" draw:end-shape="id47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977cm" svg:y2="6.577cm" draw:start-shape="id46" draw:start-glue-point="9" draw:end-shape="id48" draw:end-glue-point="5" svg:d="M13725 5825l1252 752" svg:viewBox="0 0 1253 753">
          <text:p/>
        </draw:connector>
        <draw:frame draw:style-name="gr12" draw:text-style-name="P1" draw:layer="layout" svg:width="9.384cm" svg:height="5.228cm" svg:x="17.571cm" svg:y="2.372cm">
          <draw:text-box>
            <text:p text:style-name="P20">Caso 1:</text:p>
            <text:p text:style-name="P20"/>
            <text:p>-O pai é vermelho</text:p>
            <text:p>-O avô é preto</text:p>
            <text:p>-O tio é vermelho</text:p>
            <text:p/>
            <text:p>Altera as cores do pai, tio e avô</text:p>
          </draw:text-box>
        </draw:frame>
        <draw:custom-shape draw:style-name="gr9" draw:text-style-name="P22" xml:id="id45" draw:id="id45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0" draw:id="id50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9" draw:id="id49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45" draw:start-glue-point="9" draw:end-shape="id49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45" draw:start-glue-point="7" draw:end-shape="id50" draw:end-glue-point="0" svg:d="M8177 5825l-477 675" svg:viewBox="0 0 478 676">
          <text:p/>
        </draw:connector>
        <draw:custom-shape draw:style-name="gr8" draw:text-style-name="P11" xml:id="id48" draw:id="id48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1" draw:id="id51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2" draw:id="id52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4.977cm" svg:y1="7.425cm" svg:x2="14.5cm" svg:y2="8.1cm" draw:start-shape="id48" draw:start-glue-point="7" draw:end-shape="id51" draw:end-glue-point="0" svg:d="M14977 7425l-477 675" svg:viewBox="0 0 478 676">
          <text:p/>
        </draw:connector>
        <draw:connector draw:style-name="gr11" draw:text-style-name="P15" draw:layer="layout" draw:type="line" svg:x1="15.825cm" svg:y1="7.425cm" svg:x2="16.3cm" svg:y2="8.1cm" draw:start-shape="id48" draw:start-glue-point="9" draw:end-shape="id52" draw:end-glue-point="0" svg:d="M15825 7425l475 675" svg:viewBox="0 0 476 676">
          <text:p/>
        </draw:connector>
        <draw:frame draw:style-name="gr16" draw:text-style-name="P23" draw:layer="layout" svg:width="5.294cm" svg:height="1.673cm" svg:x="17.606cm" svg:y="8.4cm">
          <draw:text-box>
            <text:p>AVÔ É RAIZ</text:p>
            <text:p>Altera cor do avô</text:p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53" draw:id="id5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53" draw:start-glue-point="2" draw:end-shape="id54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54" draw:id="id54" draw:layer="layout" svg:width="1.198cm" svg:height="1.198cm" svg:x="10.4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54" draw:start-glue-point="7" draw:end-shape="id55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54" draw:start-glue-point="9" draw:end-shape="id56" draw:end-glue-point="5" svg:d="M11425 4325l1452 652" svg:viewBox="0 0 1453 653">
          <text:p/>
        </draw:connector>
        <draw:custom-shape draw:style-name="gr9" draw:text-style-name="P22" xml:id="id56" draw:id="id56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7" draw:id="id57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56" draw:start-glue-point="7" draw:end-shape="id57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977cm" svg:y2="6.577cm" draw:start-shape="id56" draw:start-glue-point="9" draw:end-shape="id58" draw:end-glue-point="5" svg:d="M13725 5825l1252 752" svg:viewBox="0 0 1253 753">
          <text:p/>
        </draw:connector>
        <draw:custom-shape draw:style-name="gr9" draw:text-style-name="P22" xml:id="id55" draw:id="id55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0" draw:id="id60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9" draw:id="id59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55" draw:start-glue-point="9" draw:end-shape="id59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55" draw:start-glue-point="7" draw:end-shape="id60" draw:end-glue-point="0" svg:d="M8177 5825l-477 675" svg:viewBox="0 0 478 676">
          <text:p/>
        </draw:connector>
        <draw:custom-shape draw:style-name="gr8" draw:text-style-name="P11" xml:id="id58" draw:id="id58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1" draw:id="id61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4.977cm" svg:y1="7.425cm" svg:x2="14.5cm" svg:y2="8.1cm" draw:start-shape="id58" draw:start-glue-point="7" draw:end-shape="id61" draw:end-glue-point="0" svg:d="M14977 7425l-477 675" svg:viewBox="0 0 478 676">
          <text:p/>
        </draw:connector>
        <draw:connector draw:style-name="gr11" draw:text-style-name="P15" draw:layer="layout" draw:type="line" svg:x1="15.825cm" svg:y1="7.425cm" svg:x2="16.677cm" svg:y2="8.177cm" draw:start-shape="id58" draw:start-glue-point="9" draw:end-shape="id62" draw:end-glue-point="5" svg:d="M15825 7425l852 752" svg:viewBox="0 0 853 753">
          <text:p/>
        </draw:connector>
        <draw:frame draw:style-name="gr12" draw:text-style-name="P1" draw:layer="layout" svg:width="9.798cm" svg:height="5.939cm" svg:x="17.571cm" svg:y="2.373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 RK&gt;RB&gt;MP&gt;KC ele</text:p>
            <text:p>é inserido a direita de MP</text:p>
          </draw:text-box>
        </draw:frame>
        <draw:custom-shape draw:style-name="gr8" draw:text-style-name="P11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6.677cm" svg:y1="9.025cm" svg:x2="16.2cm" svg:y2="9.7cm" svg:d="M16677 9025l-477 675" svg:viewBox="0 0 478 676">
          <text:p/>
        </draw:connector>
        <draw:connector draw:style-name="gr11" draw:text-style-name="P15" draw:layer="layout" draw:type="line" svg:x1="17.525cm" svg:y1="9.025cm" svg:x2="18cm" svg:y2="9.7cm" svg:d="M17525 9025l475 675" svg:viewBox="0 0 476 676">
          <text:p/>
        </draw:connector>
        <draw:custom-shape draw:style-name="gr8" draw:text-style-name="P11" xml:id="id62" draw:id="id62" draw:layer="layout" svg:width="1.198cm" svg:height="1.198cm" svg:x="16.502cm" svg:y="8.0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5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7.5cm" svg:y="9.7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63" draw:id="id63" draw:layer="layout" svg:width="1.522cm" svg:height="0.962cm" svg:x="10.24cm" svg:y="1.838cm">
          <draw:text-box>
            <text:p>raiz</text:p>
          </draw:text-box>
        </draw:frame>
        <draw:connector draw:style-name="gr3" draw:text-style-name="P3" draw:layer="layout" svg:x1="11.001cm" svg:y1="2.8cm" svg:x2="11.001cm" svg:y2="3.302cm" draw:start-shape="id63" draw:start-glue-point="2" draw:end-shape="id64" draw:end-glue-point="4" svg:d="M110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64" draw:id="id64" draw:layer="layout" svg:width="1.198cm" svg:height="1.198cm" svg:x="10.4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0.577cm" svg:y1="4.325cm" svg:x2="9.025cm" svg:y2="4.977cm" draw:start-shape="id64" draw:start-glue-point="7" draw:end-shape="id65" draw:end-glue-point="11" svg:d="M10577 4325l-1552 652" svg:viewBox="0 0 1553 653">
          <text:p/>
        </draw:connector>
        <draw:connector draw:style-name="gr11" draw:text-style-name="P15" draw:layer="layout" draw:type="line" svg:x1="11.425cm" svg:y1="4.325cm" svg:x2="12.877cm" svg:y2="4.977cm" draw:start-shape="id64" draw:start-glue-point="9" draw:end-shape="id66" draw:end-glue-point="5" svg:d="M11425 4325l1452 652" svg:viewBox="0 0 1453 653">
          <text:p/>
        </draw:connector>
        <draw:custom-shape draw:style-name="gr9" draw:text-style-name="P22" xml:id="id66" draw:id="id66" draw:layer="layout" svg:width="1.198cm" svg:height="1.198cm" svg:x="12.702cm" svg:y="4.8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7" draw:id="id67" draw:layer="layout" svg:width="1cm" svg:height="0.6cm" svg:x="11.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3" draw:text-style-name="P18" draw:layer="layout" draw:type="line" svg:x1="12.877cm" svg:y1="5.825cm" svg:x2="12.4cm" svg:y2="6.5cm" draw:start-shape="id66" draw:start-glue-point="7" draw:end-shape="id67" draw:end-glue-point="0" svg:d="M12877 5825l-477 675" svg:viewBox="0 0 478 676">
          <text:p/>
        </draw:connector>
        <draw:connector draw:style-name="gr13" draw:text-style-name="P18" draw:layer="layout" draw:type="line" svg:x1="13.725cm" svg:y1="5.825cm" svg:x2="14.977cm" svg:y2="6.577cm" draw:start-shape="id66" draw:start-glue-point="9" draw:end-shape="id68" draw:end-glue-point="5" svg:d="M13725 5825l1252 752" svg:viewBox="0 0 1253 753">
          <text:p/>
        </draw:connector>
        <draw:custom-shape draw:style-name="gr9" draw:text-style-name="P22" xml:id="id65" draw:id="id65" draw:layer="layout" svg:width="1.198cm" svg:height="1.198cm" svg:x="8.0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0" draw:id="id70" draw:layer="layout" svg:width="1cm" svg:height="0.6cm" svg:x="7.2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69" draw:id="id69" draw:layer="layout" svg:width="1cm" svg:height="0.6cm" svg:x="9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025cm" svg:y1="5.825cm" svg:x2="9.5cm" svg:y2="6.5cm" draw:start-shape="id65" draw:start-glue-point="9" draw:end-shape="id69" draw:end-glue-point="0" svg:d="M9025 5825l475 675" svg:viewBox="0 0 476 676">
          <text:p/>
        </draw:connector>
        <draw:connector draw:style-name="gr15" draw:text-style-name="P21" draw:layer="layout" draw:type="line" svg:x1="8.177cm" svg:y1="5.825cm" svg:x2="7.7cm" svg:y2="6.5cm" draw:start-shape="id65" draw:start-glue-point="7" draw:end-shape="id70" draw:end-glue-point="0" svg:d="M8177 5825l-477 675" svg:viewBox="0 0 478 676">
          <text:p/>
        </draw:connector>
        <draw:custom-shape draw:style-name="gr8" draw:text-style-name="P11" xml:id="id68" draw:id="id68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1" draw:id="id71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4.977cm" svg:y1="7.425cm" svg:x2="14.5cm" svg:y2="8.1cm" draw:start-shape="id68" draw:start-glue-point="7" draw:end-shape="id71" draw:end-glue-point="0" svg:d="M14977 7425l-477 675" svg:viewBox="0 0 478 676">
          <text:p/>
        </draw:connector>
        <draw:connector draw:style-name="gr11" draw:text-style-name="P15" draw:layer="layout" draw:type="line" svg:x1="15.825cm" svg:y1="7.425cm" svg:x2="16.677cm" svg:y2="8.177cm" draw:start-shape="id68" draw:start-glue-point="9" draw:end-shape="id72" draw:end-glue-point="5" svg:d="M15825 7425l852 752" svg:viewBox="0 0 853 753">
          <text:p/>
        </draw:connector>
        <draw:frame draw:style-name="gr12" draw:text-style-name="P1" draw:layer="layout" svg:width="8.914cm" svg:height="5.939cm" svg:x="17.571cm" svg:y="2.373cm">
          <draw:text-box>
            <text:p text:style-name="P20">Caso 2:</text:p>
            <text:p text:style-name="P20"/>
            <text:p text:style-name="P20">-Pai vermelho = RB</text:p>
            <text:p text:style-name="P20">-Tio preto = NIL</text:p>
            <text:p text:style-name="P20">-Avô preto = MP</text:p>
            <text:p text:style-name="P20"/>
            <text:p text:style-name="P20">Noh inserido à direita do pai e</text:p>
            <text:p text:style-name="P20">Pai a direita do avô</text:p>
          </draw:text-box>
        </draw:frame>
        <draw:custom-shape draw:style-name="gr8" draw:text-style-name="P11" draw:layer="layout" svg:width="1.198cm" svg:height="1.198cm" svg:x="14.802cm" svg:y="6.4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4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6.677cm" svg:y1="9.025cm" svg:x2="16.2cm" svg:y2="9.7cm" svg:d="M16677 9025l-477 675" svg:viewBox="0 0 478 676">
          <text:p/>
        </draw:connector>
        <draw:connector draw:style-name="gr11" draw:text-style-name="P15" draw:layer="layout" draw:type="line" svg:x1="17.525cm" svg:y1="9.025cm" svg:x2="18cm" svg:y2="9.7cm" svg:d="M17525 9025l475 675" svg:viewBox="0 0 476 676">
          <text:p/>
        </draw:connector>
        <draw:custom-shape draw:style-name="gr8" draw:text-style-name="P11" xml:id="id72" draw:id="id72" draw:layer="layout" svg:width="1.198cm" svg:height="1.198cm" svg:x="16.502cm" svg:y="8.0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5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7.5cm" svg:y="9.7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73" draw:id="id73" draw:layer="layout" svg:width="1.522cm" svg:height="0.962cm" svg:x="9.04cm" svg:y="1.838cm">
          <draw:text-box>
            <text:p>raiz</text:p>
          </draw:text-box>
        </draw:frame>
        <draw:connector draw:style-name="gr3" draw:text-style-name="P3" draw:layer="layout" svg:x1="9.801cm" svg:y1="2.8cm" svg:x2="9.801cm" svg:y2="3.302cm" draw:start-shape="id73" draw:start-glue-point="2" draw:end-shape="id74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74" draw:id="id74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74" draw:start-glue-point="7" draw:end-shape="id75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74" draw:start-glue-point="9" draw:end-shape="id76" draw:end-glue-point="5" svg:d="M10225 4325l2752 652" svg:viewBox="0 0 2753 653">
          <text:p/>
        </draw:connector>
        <draw:custom-shape draw:style-name="gr8" draw:text-style-name="P11" xml:id="id76" draw:id="id76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76" draw:start-glue-point="7" draw:end-shape="id77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76" draw:start-glue-point="9" draw:end-shape="id78" draw:end-glue-point="5" svg:d="M13825 5825l952 752" svg:viewBox="0 0 953 753">
          <text:p/>
        </draw:connector>
        <draw:custom-shape draw:style-name="gr9" draw:text-style-name="P22" xml:id="id75" draw:id="id75" draw:layer="layout" svg:width="1.198cm" svg:height="1.198cm" svg:x="5.4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80" draw:id="id80" draw:layer="layout" svg:width="1cm" svg:height="0.6cm" svg:x="4.6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79" draw:id="id79" draw:layer="layout" svg:width="1cm" svg:height="0.6cm" svg:x="6.4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6.425cm" svg:y1="5.825cm" svg:x2="6.9cm" svg:y2="6.5cm" draw:start-shape="id75" draw:start-glue-point="9" draw:end-shape="id79" draw:end-glue-point="0" svg:d="M6425 5825l475 675" svg:viewBox="0 0 476 676">
          <text:p/>
        </draw:connector>
        <draw:connector draw:style-name="gr15" draw:text-style-name="P21" draw:layer="layout" draw:type="line" svg:x1="5.577cm" svg:y1="5.825cm" svg:x2="5.1cm" svg:y2="6.5cm" draw:start-shape="id75" draw:start-glue-point="7" draw:end-shape="id80" draw:end-glue-point="0" svg:d="M5577 5825l-477 675" svg:viewBox="0 0 478 676">
          <text:p/>
        </draw:connector>
        <draw:frame draw:style-name="gr12" draw:text-style-name="P1" draw:layer="layout" svg:width="8.6cm" svg:height="3.806cm" svg:x="17.571cm" svg:y="2.373cm">
          <draw:text-box>
            <text:p text:style-name="P20">Caso 2:</text:p>
            <text:p text:style-name="P20"/>
            <text:p text:style-name="P20">Rotação à esquerda com pai</text:p>
            <text:p text:style-name="P20">tornando-se nova raiz</text:p>
            <text:p text:style-name="P20">da subárvore</text:p>
          </draw:text-box>
        </draw:frame>
        <draw:custom-shape draw:style-name="gr8" draw:text-style-name="P11" xml:id="id78" draw:id="id78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82" draw:id="id82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3" draw:id="id83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77" draw:start-glue-point="9" draw:end-shape="id81" draw:end-glue-point="0" svg:d="M12025 7425l575 675" svg:viewBox="0 0 576 676">
          <text:p/>
        </draw:connector>
        <draw:custom-shape draw:style-name="gr9" draw:text-style-name="P22" xml:id="id77" draw:id="id77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1" draw:id="id81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78" draw:start-glue-point="7" draw:end-shape="id82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78" draw:start-glue-point="9" draw:end-shape="id83" draw:end-glue-point="0" svg:d="M15625 7425l575 675" svg:viewBox="0 0 576 676">
          <text:p/>
        </draw:connector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84" draw:id="id84" draw:layer="layout" svg:width="1.522cm" svg:height="0.962cm" svg:x="9.04cm" svg:y="1.838cm">
          <draw:text-box>
            <text:p>raiz</text:p>
          </draw:text-box>
        </draw:frame>
        <draw:connector draw:style-name="gr3" draw:text-style-name="P3" draw:layer="layout" svg:x1="9.801cm" svg:y1="2.8cm" svg:x2="9.801cm" svg:y2="3.302cm" draw:start-shape="id84" draw:start-glue-point="2" draw:end-shape="id85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85" draw:id="id85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85" draw:start-glue-point="7" draw:end-shape="id86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85" draw:start-glue-point="9" draw:end-shape="id87" draw:end-glue-point="5" svg:d="M10225 4325l2752 652" svg:viewBox="0 0 2753 653">
          <text:p/>
        </draw:connector>
        <draw:custom-shape draw:style-name="gr9" draw:text-style-name="P22" xml:id="id87" draw:id="id87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87" draw:start-glue-point="7" draw:end-shape="id88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87" draw:start-glue-point="9" draw:end-shape="id89" draw:end-glue-point="5" svg:d="M13825 5825l952 752" svg:viewBox="0 0 953 753">
          <text:p/>
        </draw:connector>
        <draw:custom-shape draw:style-name="gr9" draw:text-style-name="P22" xml:id="id86" draw:id="id86" draw:layer="layout" svg:width="1.198cm" svg:height="1.198cm" svg:x="5.4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91" draw:id="id91" draw:layer="layout" svg:width="1cm" svg:height="0.6cm" svg:x="4.6cm" svg:y="6.5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0" draw:id="id90" draw:layer="layout" svg:width="1cm" svg:height="0.6cm" svg:x="6.4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6.425cm" svg:y1="5.825cm" svg:x2="6.9cm" svg:y2="6.5cm" draw:start-shape="id86" draw:start-glue-point="9" draw:end-shape="id90" draw:end-glue-point="0" svg:d="M6425 5825l475 675" svg:viewBox="0 0 476 676">
          <text:p/>
        </draw:connector>
        <draw:connector draw:style-name="gr15" draw:text-style-name="P21" draw:layer="layout" draw:type="line" svg:x1="5.577cm" svg:y1="5.825cm" svg:x2="5.1cm" svg:y2="6.5cm" draw:start-shape="id86" draw:start-glue-point="7" draw:end-shape="id91" draw:end-glue-point="0" svg:d="M5577 5825l-477 675" svg:viewBox="0 0 478 676">
          <text:p/>
        </draw:connector>
        <draw:frame draw:style-name="gr12" draw:text-style-name="P1" draw:layer="layout" svg:width="8.143cm" svg:height="3.095cm" svg:x="17.571cm" svg:y="2.373cm">
          <draw:text-box>
            <text:p text:style-name="P20">Caso 2:</text:p>
            <text:p text:style-name="P20"/>
            <text:p text:style-name="P20">Alteração das cores do pai</text:p>
            <text:p text:style-name="P20">e avô</text:p>
          </draw:text-box>
        </draw:frame>
        <draw:custom-shape draw:style-name="gr8" draw:text-style-name="P11" xml:id="id89" draw:id="id89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93" draw:id="id93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4" draw:id="id94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88" draw:start-glue-point="9" draw:end-shape="id92" draw:end-glue-point="0" svg:d="M12025 7425l575 675" svg:viewBox="0 0 576 676">
          <text:p/>
        </draw:connector>
        <draw:custom-shape draw:style-name="gr8" draw:text-style-name="P11" xml:id="id88" draw:id="id88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2" draw:id="id92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89" draw:start-glue-point="7" draw:end-shape="id93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89" draw:start-glue-point="9" draw:end-shape="id94" draw:end-glue-point="0" svg:d="M15625 7425l575 675" svg:viewBox="0 0 576 676">
          <text:p/>
        </draw:connector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95" draw:id="id95" draw:layer="layout" svg:width="1.522cm" svg:height="0.962cm" svg:x="9.04cm" svg:y="1.838cm">
          <draw:text-box>
            <text:p>raiz</text:p>
          </draw:text-box>
        </draw:frame>
        <draw:connector draw:style-name="gr3" draw:text-style-name="P3" draw:layer="layout" svg:x1="9.801cm" svg:y1="2.8cm" svg:x2="9.801cm" svg:y2="3.302cm" draw:start-shape="id95" draw:start-glue-point="2" draw:end-shape="id96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96" draw:id="id96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96" draw:start-glue-point="7" draw:end-shape="id97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96" draw:start-glue-point="9" draw:end-shape="id98" draw:end-glue-point="5" svg:d="M10225 4325l2752 652" svg:viewBox="0 0 2753 653">
          <text:p/>
        </draw:connector>
        <draw:custom-shape draw:style-name="gr9" draw:text-style-name="P22" xml:id="id98" draw:id="id98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98" draw:start-glue-point="7" draw:end-shape="id99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98" draw:start-glue-point="9" draw:end-shape="id100" draw:end-glue-point="5" svg:d="M13825 5825l952 752" svg:viewBox="0 0 953 753">
          <text:p/>
        </draw:connector>
        <draw:custom-shape draw:style-name="gr9" draw:text-style-name="P22" xml:id="id97" draw:id="id97" draw:layer="layout" svg:width="1.198cm" svg:height="1.198cm" svg:x="5.4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01" draw:id="id101" draw:layer="layout" svg:width="1cm" svg:height="0.6cm" svg:x="6.4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6.425cm" svg:y1="5.825cm" svg:x2="6.9cm" svg:y2="6.5cm" draw:start-shape="id97" draw:start-glue-point="9" draw:end-shape="id101" draw:end-glue-point="0" svg:d="M6425 5825l475 675" svg:viewBox="0 0 476 676">
          <text:p/>
        </draw:connector>
        <draw:connector draw:style-name="gr15" draw:text-style-name="P21" draw:layer="layout" draw:type="line" svg:x1="5.577cm" svg:y1="5.825cm" svg:x2="5.1cm" svg:y2="6.5cm" draw:start-shape="id97" draw:start-glue-point="7" svg:d="M5577 5825l-477 675" svg:viewBox="0 0 478 676">
          <text:p/>
        </draw:connector>
        <draw:custom-shape draw:style-name="gr8" draw:text-style-name="P11" xml:id="id100" draw:id="id100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03" draw:id="id103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04" draw:id="id104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99" draw:start-glue-point="9" draw:end-shape="id102" draw:end-glue-point="0" svg:d="M12025 7425l575 675" svg:viewBox="0 0 576 676">
          <text:p/>
        </draw:connector>
        <draw:custom-shape draw:style-name="gr8" draw:text-style-name="P11" xml:id="id99" draw:id="id99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02" draw:id="id102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00" draw:start-glue-point="7" draw:end-shape="id103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00" draw:start-glue-point="9" draw:end-shape="id104" draw:end-glue-point="0" svg:d="M15625 7425l575 675" svg:viewBox="0 0 576 676">
          <text:p/>
        </draw:connector>
        <draw:frame draw:style-name="gr12" draw:text-style-name="P1" draw:layer="layout" svg:width="9.798cm" svg:height="8.072cm" svg:x="17.571cm" svg:y="2.374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 BT&lt;KA&lt;KC ele é inserido</text:p>
            <text:p>a esquerda de KA</text:p>
            <text:p/>
            <text:p>Não é necessária nenhuma</text:p>
            <text:p>alteração</text:p>
          </draw:text-box>
        </draw:frame>
        <draw:connector draw:style-name="gr11" draw:text-style-name="P15" draw:layer="layout" draw:type="line" svg:x1="4.377cm" svg:y1="7.425cm" svg:x2="3.9cm" svg:y2="8.1cm" svg:d="M4377 7425l-477 675" svg:viewBox="0 0 478 676">
          <text:p/>
        </draw:connector>
        <draw:connector draw:style-name="gr11" draw:text-style-name="P15" draw:layer="layout" draw:type="line" svg:x1="5.225cm" svg:y1="7.425cm" svg:x2="5.8cm" svg:y2="8.1cm" draw:start-shape="id105" draw:start-glue-point="9" draw:end-shape="id106" draw:end-glue-point="0" svg:d="M5225 7425l575 675" svg:viewBox="0 0 576 676">
          <text:p/>
        </draw:connector>
        <draw:custom-shape draw:style-name="gr8" draw:text-style-name="P11" xml:id="id105" draw:id="id105" draw:layer="layout" svg:width="1.198cm" svg:height="1.198cm" svg:x="4.202cm" svg:y="6.4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3.4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06" draw:id="id106" draw:layer="layout" svg:width="1cm" svg:height="0.6cm" svg:x="5.3cm" svg:y="8.1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107" draw:id="id107" draw:layer="layout" svg:width="1.522cm" svg:height="0.962cm" svg:x="9.04cm" svg:y="1.838cm">
          <draw:text-box>
            <text:p>raiz</text:p>
          </draw:text-box>
        </draw:frame>
        <draw:connector draw:style-name="gr3" draw:text-style-name="P3" draw:layer="layout" svg:x1="9.801cm" svg:y1="2.8cm" svg:x2="9.801cm" svg:y2="3.302cm" draw:start-shape="id107" draw:start-glue-point="2" draw:end-shape="id108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08" draw:id="id108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08" draw:start-glue-point="7" draw:end-shape="id109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08" draw:start-glue-point="9" draw:end-shape="id110" draw:end-glue-point="5" svg:d="M10225 4325l2752 652" svg:viewBox="0 0 2753 653">
          <text:p/>
        </draw:connector>
        <draw:custom-shape draw:style-name="gr9" draw:text-style-name="P22" xml:id="id110" draw:id="id110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10" draw:start-glue-point="7" draw:end-shape="id111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10" draw:start-glue-point="9" draw:end-shape="id112" draw:end-glue-point="5" svg:d="M13825 5825l952 752" svg:viewBox="0 0 953 753">
          <text:p/>
        </draw:connector>
        <draw:custom-shape draw:style-name="gr9" draw:text-style-name="P22" xml:id="id109" draw:id="id109" draw:layer="layout" svg:width="1.198cm" svg:height="1.198cm" svg:x="5.4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13" draw:id="id113" draw:layer="layout" svg:width="1cm" svg:height="0.6cm" svg:x="6.4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6.425cm" svg:y1="5.825cm" svg:x2="6.9cm" svg:y2="6.5cm" draw:start-shape="id109" draw:start-glue-point="9" draw:end-shape="id113" draw:end-glue-point="0" svg:d="M6425 5825l475 675" svg:viewBox="0 0 476 676">
          <text:p/>
        </draw:connector>
        <draw:connector draw:style-name="gr15" draw:text-style-name="P21" draw:layer="layout" draw:type="line" svg:x1="5.577cm" svg:y1="5.825cm" svg:x2="5.1cm" svg:y2="6.5cm" draw:start-shape="id109" draw:start-glue-point="7" svg:d="M5577 5825l-477 675" svg:viewBox="0 0 478 676">
          <text:p/>
        </draw:connector>
        <draw:custom-shape draw:style-name="gr8" draw:text-style-name="P11" xml:id="id112" draw:id="id112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15" draw:id="id115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16" draw:id="id116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111" draw:start-glue-point="9" draw:end-shape="id114" draw:end-glue-point="0" svg:d="M12025 7425l575 675" svg:viewBox="0 0 576 676">
          <text:p/>
        </draw:connector>
        <draw:custom-shape draw:style-name="gr8" draw:text-style-name="P11" xml:id="id111" draw:id="id111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14" draw:id="id114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12" draw:start-glue-point="7" draw:end-shape="id115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12" draw:start-glue-point="9" draw:end-shape="id116" draw:end-glue-point="0" svg:d="M15625 7425l575 675" svg:viewBox="0 0 576 676">
          <text:p/>
        </draw:connector>
        <draw:frame draw:style-name="gr12" draw:text-style-name="P1" draw:layer="layout" svg:width="9.798cm" svg:height="6.65cm" svg:x="17.571cm" svg:y="2.374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 BN&lt;BT&lt;KA&lt;KC ele é</text:p>
            <text:p>Inserido a esquerda de KA</text:p>
            <text:p/>
          </draw:text-box>
        </draw:frame>
        <draw:connector draw:style-name="gr11" draw:text-style-name="P15" draw:layer="layout" draw:type="line" svg:x1="4.377cm" svg:y1="7.425cm" svg:x2="3.825cm" svg:y2="8.177cm" draw:end-shape="id117" draw:end-glue-point="11" svg:d="M4377 7425l-552 752" svg:viewBox="0 0 553 753">
          <text:p/>
        </draw:connector>
        <draw:connector draw:style-name="gr11" draw:text-style-name="P15" draw:layer="layout" draw:type="line" svg:x1="5.225cm" svg:y1="7.425cm" svg:x2="5.8cm" svg:y2="8.1cm" draw:start-shape="id118" draw:start-glue-point="9" draw:end-shape="id119" draw:end-glue-point="0" svg:d="M5225 7425l575 675" svg:viewBox="0 0 576 676">
          <text:p/>
        </draw:connector>
        <draw:custom-shape draw:style-name="gr8" draw:text-style-name="P11" xml:id="id118" draw:id="id118" draw:layer="layout" svg:width="1.198cm" svg:height="1.198cm" svg:x="4.202cm" svg:y="6.4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19" draw:id="id119" draw:layer="layout" svg:width="1cm" svg:height="0.6cm" svg:x="5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2.977cm" svg:y1="9.025cm" svg:x2="2.5cm" svg:y2="9.7cm" svg:d="M2977 9025l-477 675" svg:viewBox="0 0 478 676">
          <text:p/>
        </draw:connector>
        <draw:connector draw:style-name="gr11" draw:text-style-name="P15" draw:layer="layout" draw:type="line" svg:x1="3.825cm" svg:y1="9.025cm" svg:x2="4.4cm" svg:y2="9.7cm" draw:start-shape="id117" draw:start-glue-point="9" draw:end-shape="id120" draw:end-glue-point="0" svg:d="M3825 9025l575 675" svg:viewBox="0 0 576 676">
          <text:p/>
        </draw:connector>
        <draw:custom-shape draw:style-name="gr8" draw:text-style-name="P11" xml:id="id117" draw:id="id117" draw:layer="layout" svg:width="1.198cm" svg:height="1.198cm" svg:x="2.802cm" svg:y="8.0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2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20" draw:id="id120" draw:layer="layout" svg:width="1cm" svg:height="0.6cm" svg:x="3.9cm" svg:y="9.7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1" xml:id="id121" draw:id="id121" draw:layer="layout" svg:width="1.522cm" svg:height="0.962cm" svg:x="9.04cm" svg:y="1.838cm">
          <draw:text-box>
            <text:p>raiz</text:p>
          </draw:text-box>
        </draw:frame>
        <draw:connector draw:style-name="gr3" draw:text-style-name="P3" draw:layer="layout" svg:x1="9.801cm" svg:y1="2.8cm" svg:x2="9.801cm" svg:y2="3.302cm" draw:start-shape="id121" draw:start-glue-point="2" draw:end-shape="id122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22" draw:id="id122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22" draw:start-glue-point="7" draw:end-shape="id123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22" draw:start-glue-point="9" draw:end-shape="id124" draw:end-glue-point="5" svg:d="M10225 4325l2752 652" svg:viewBox="0 0 2753 653">
          <text:p/>
        </draw:connector>
        <draw:custom-shape draw:style-name="gr9" draw:text-style-name="P22" xml:id="id124" draw:id="id124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24" draw:start-glue-point="7" draw:end-shape="id125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24" draw:start-glue-point="9" draw:end-shape="id126" draw:end-glue-point="5" svg:d="M13825 5825l952 752" svg:viewBox="0 0 953 753">
          <text:p/>
        </draw:connector>
        <draw:custom-shape draw:style-name="gr9" draw:text-style-name="P22" xml:id="id123" draw:id="id123" draw:layer="layout" svg:width="1.198cm" svg:height="1.198cm" svg:x="5.402cm" svg:y="4.8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27" draw:id="id127" draw:layer="layout" svg:width="1cm" svg:height="0.6cm" svg:x="6.4cm" svg:y="6.5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6.425cm" svg:y1="5.825cm" svg:x2="6.9cm" svg:y2="6.5cm" draw:start-shape="id123" draw:start-glue-point="9" draw:end-shape="id127" draw:end-glue-point="0" svg:d="M6425 5825l475 675" svg:viewBox="0 0 476 676">
          <text:p/>
        </draw:connector>
        <draw:connector draw:style-name="gr15" draw:text-style-name="P21" draw:layer="layout" draw:type="line" svg:x1="5.577cm" svg:y1="5.825cm" svg:x2="5.1cm" svg:y2="6.5cm" draw:start-shape="id123" draw:start-glue-point="7" svg:d="M5577 5825l-477 675" svg:viewBox="0 0 478 676">
          <text:p/>
        </draw:connector>
        <draw:custom-shape draw:style-name="gr8" draw:text-style-name="P11" xml:id="id126" draw:id="id126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29" draw:id="id129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30" draw:id="id130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125" draw:start-glue-point="9" draw:end-shape="id128" draw:end-glue-point="0" svg:d="M12025 7425l575 675" svg:viewBox="0 0 576 676">
          <text:p/>
        </draw:connector>
        <draw:custom-shape draw:style-name="gr8" draw:text-style-name="P11" xml:id="id125" draw:id="id125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28" draw:id="id128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26" draw:start-glue-point="7" draw:end-shape="id129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26" draw:start-glue-point="9" draw:end-shape="id130" draw:end-glue-point="0" svg:d="M15625 7425l575 675" svg:viewBox="0 0 576 676">
          <text:p/>
        </draw:connector>
        <draw:connector draw:style-name="gr11" draw:text-style-name="P15" draw:layer="layout" draw:type="line" svg:x1="4.377cm" svg:y1="7.425cm" svg:x2="3.825cm" svg:y2="8.177cm" draw:end-shape="id131" draw:end-glue-point="11" svg:d="M4377 7425l-552 752" svg:viewBox="0 0 553 753">
          <text:p/>
        </draw:connector>
        <draw:connector draw:style-name="gr11" draw:text-style-name="P15" draw:layer="layout" draw:type="line" svg:x1="5.225cm" svg:y1="7.425cm" svg:x2="5.8cm" svg:y2="8.1cm" draw:start-shape="id132" draw:start-glue-point="9" draw:end-shape="id133" draw:end-glue-point="0" svg:d="M5225 7425l575 675" svg:viewBox="0 0 576 676">
          <text:p/>
        </draw:connector>
        <draw:custom-shape draw:style-name="gr8" draw:text-style-name="P11" xml:id="id132" draw:id="id132" draw:layer="layout" svg:width="1.198cm" svg:height="1.198cm" svg:x="4.202cm" svg:y="6.4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33" draw:id="id133" draw:layer="layout" svg:width="1cm" svg:height="0.6cm" svg:x="5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2.977cm" svg:y1="9.025cm" svg:x2="2.5cm" svg:y2="9.7cm" svg:d="M2977 9025l-477 675" svg:viewBox="0 0 478 676">
          <text:p/>
        </draw:connector>
        <draw:connector draw:style-name="gr11" draw:text-style-name="P15" draw:layer="layout" draw:type="line" svg:x1="3.825cm" svg:y1="9.025cm" svg:x2="4.4cm" svg:y2="9.7cm" draw:start-shape="id131" draw:start-glue-point="9" draw:end-shape="id134" draw:end-glue-point="0" svg:d="M3825 9025l575 675" svg:viewBox="0 0 576 676">
          <text:p/>
        </draw:connector>
        <draw:custom-shape draw:style-name="gr8" draw:text-style-name="P11" xml:id="id131" draw:id="id131" draw:layer="layout" svg:width="1.198cm" svg:height="1.198cm" svg:x="2.802cm" svg:y="8.0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2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34" draw:id="id134" draw:layer="layout" svg:width="1cm" svg:height="0.6cm" svg:x="3.9cm" svg:y="9.7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0.357cm" svg:height="5.939cm" svg:x="17.571cm" svg:y="2.374cm">
          <draw:text-box>
            <text:p text:style-name="P20">Caso 3:</text:p>
            <text:p text:style-name="P20"/>
            <text:p text:style-name="P20">-Pai vermelho = BT</text:p>
            <text:p text:style-name="P20">-Tio preto = NIL</text:p>
            <text:p text:style-name="P20">-Avô preto = KA</text:p>
            <text:p text:style-name="P20"/>
            <text:p text:style-name="P20">Noh é inserido à esquerda do pai e</text:p>
            <text:p text:style-name="P20">Pai à esquerda do avô</text:p>
          </draw:text-box>
        </draw:frame>
        <presentation:notes draw:style-name="dp1">
          <draw:page-thumbnail draw:style-name="gr5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135" draw:id="id135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135" draw:start-glue-point="2" draw:end-shape="id136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36" draw:id="id136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36" draw:start-glue-point="7" draw:end-shape="id137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36" draw:start-glue-point="9" draw:end-shape="id138" draw:end-glue-point="5" svg:d="M10225 4325l2752 652" svg:viewBox="0 0 2753 653">
          <text:p/>
        </draw:connector>
        <draw:custom-shape draw:style-name="gr9" draw:text-style-name="P22" xml:id="id138" draw:id="id138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38" draw:start-glue-point="7" draw:end-shape="id139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38" draw:start-glue-point="9" draw:end-shape="id140" draw:end-glue-point="5" svg:d="M13825 5825l952 752" svg:viewBox="0 0 953 753">
          <text:p/>
        </draw:connector>
        <draw:custom-shape draw:style-name="gr8" draw:text-style-name="P11" xml:id="id137" draw:id="id137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137" draw:start-glue-point="9" draw:end-shape="id141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137" draw:start-glue-point="7" draw:end-shape="id142" draw:end-glue-point="11" svg:d="M5577 5825l-1152 752" svg:viewBox="0 0 1153 753">
          <text:p/>
        </draw:connector>
        <draw:custom-shape draw:style-name="gr8" draw:text-style-name="P11" xml:id="id140" draw:id="id140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44" draw:id="id144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45" draw:id="id145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139" draw:start-glue-point="9" draw:end-shape="id143" draw:end-glue-point="0" svg:d="M12025 7425l575 675" svg:viewBox="0 0 576 676">
          <text:p/>
        </draw:connector>
        <draw:custom-shape draw:style-name="gr8" draw:text-style-name="P11" xml:id="id139" draw:id="id139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43" draw:id="id143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40" draw:start-glue-point="7" draw:end-shape="id144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40" draw:start-glue-point="9" draw:end-shape="id145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142" draw:start-glue-point="7" draw:end-shape="id146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142" draw:start-glue-point="9" draw:end-shape="id147" draw:end-glue-point="0" svg:d="M4425 7425l575 675" svg:viewBox="0 0 576 676">
          <text:p/>
        </draw:connector>
        <draw:custom-shape draw:style-name="gr8" draw:text-style-name="P11" xml:id="id142" draw:id="id142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47" draw:id="id147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8.143cm" svg:height="3.806cm" svg:x="17.571cm" svg:y="2.374cm">
          <draw:text-box>
            <text:p text:style-name="P26">Caso 3:</text:p>
            <text:p text:style-name="P26"/>
            <text:p text:style-name="P26">Rotação à direita, com pai</text:p>
            <text:p text:style-name="P26">tornando-se nova raiz da</text:p>
            <text:p text:style-name="P26">subárvore</text:p>
          </draw:text-box>
        </draw:frame>
        <draw:custom-shape draw:style-name="gr10" draw:text-style-name="P14" xml:id="id146" draw:id="id146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141" draw:start-glue-point="9" draw:end-shape="id148" draw:end-glue-point="0" svg:d="M8225 7425l575 675" svg:viewBox="0 0 576 676">
          <text:p/>
        </draw:connector>
        <draw:custom-shape draw:style-name="gr9" draw:text-style-name="P22" xml:id="id141" draw:id="id141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48" draw:id="id148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49" draw:id="id149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141" draw:start-glue-point="7" draw:end-shape="id149" draw:end-glue-point="0" svg:d="M7377 74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1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150" draw:id="id150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150" draw:start-glue-point="2" draw:end-shape="id151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51" draw:id="id151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51" draw:start-glue-point="7" draw:end-shape="id152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51" draw:start-glue-point="9" draw:end-shape="id153" draw:end-glue-point="5" svg:d="M10225 4325l2752 652" svg:viewBox="0 0 2753 653">
          <text:p/>
        </draw:connector>
        <draw:custom-shape draw:style-name="gr9" draw:text-style-name="P22" xml:id="id153" draw:id="id153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53" draw:start-glue-point="7" draw:end-shape="id154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53" draw:start-glue-point="9" draw:end-shape="id155" draw:end-glue-point="5" svg:d="M13825 5825l952 752" svg:viewBox="0 0 953 753">
          <text:p/>
        </draw:connector>
        <draw:custom-shape draw:style-name="gr9" draw:text-style-name="P22" xml:id="id152" draw:id="id152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152" draw:start-glue-point="9" draw:end-shape="id156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152" draw:start-glue-point="7" draw:end-shape="id157" draw:end-glue-point="11" svg:d="M5577 5825l-1152 752" svg:viewBox="0 0 1153 753">
          <text:p/>
        </draw:connector>
        <draw:custom-shape draw:style-name="gr8" draw:text-style-name="P11" xml:id="id155" draw:id="id155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59" draw:id="id159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60" draw:id="id160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6cm" svg:y2="8.1cm" draw:start-shape="id154" draw:start-glue-point="9" draw:end-shape="id158" draw:end-glue-point="0" svg:d="M12025 7425l575 675" svg:viewBox="0 0 576 676">
          <text:p/>
        </draw:connector>
        <draw:custom-shape draw:style-name="gr8" draw:text-style-name="P11" xml:id="id154" draw:id="id154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58" draw:id="id158" draw:layer="layout" svg:width="1cm" svg:height="0.6cm" svg:x="12.1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55" draw:start-glue-point="7" draw:end-shape="id159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55" draw:start-glue-point="9" draw:end-shape="id160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157" draw:start-glue-point="7" draw:end-shape="id161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157" draw:start-glue-point="9" draw:end-shape="id162" draw:end-glue-point="0" svg:d="M4425 7425l575 675" svg:viewBox="0 0 576 676">
          <text:p/>
        </draw:connector>
        <draw:custom-shape draw:style-name="gr8" draw:text-style-name="P11" xml:id="id157" draw:id="id157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62" draw:id="id162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8" draw:text-style-name="P27" draw:layer="layout" svg:width="8.143cm" svg:height="3.095cm" svg:x="17.571cm" svg:y="2.374cm">
          <draw:text-box>
            <text:p text:style-name="P26">Caso 3:</text:p>
            <text:p text:style-name="P26"/>
            <text:p text:style-name="P26">Alteração das cores do pai</text:p>
            <text:p text:style-name="P26">e do avô</text:p>
          </draw:text-box>
        </draw:frame>
        <draw:custom-shape draw:style-name="gr10" draw:text-style-name="P14" xml:id="id161" draw:id="id161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156" draw:start-glue-point="9" draw:end-shape="id163" draw:end-glue-point="0" svg:d="M8225 7425l575 675" svg:viewBox="0 0 576 676">
          <text:p/>
        </draw:connector>
        <draw:custom-shape draw:style-name="gr8" draw:text-style-name="P11" xml:id="id156" draw:id="id156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63" draw:id="id163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64" draw:id="id164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156" draw:start-glue-point="7" draw:end-shape="id164" draw:end-glue-point="0" svg:d="M7377 74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1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165" draw:id="id165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165" draw:start-glue-point="2" draw:end-shape="id166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66" draw:id="id166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66" draw:start-glue-point="7" draw:end-shape="id167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66" draw:start-glue-point="9" draw:end-shape="id168" draw:end-glue-point="5" svg:d="M10225 4325l2752 652" svg:viewBox="0 0 2753 653">
          <text:p/>
        </draw:connector>
        <draw:custom-shape draw:style-name="gr9" draw:text-style-name="P22" xml:id="id168" draw:id="id168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68" draw:start-glue-point="7" draw:end-shape="id169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68" draw:start-glue-point="9" draw:end-shape="id170" draw:end-glue-point="5" svg:d="M13825 5825l952 752" svg:viewBox="0 0 953 753">
          <text:p/>
        </draw:connector>
        <draw:custom-shape draw:style-name="gr9" draw:text-style-name="P22" xml:id="id167" draw:id="id167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167" draw:start-glue-point="9" draw:end-shape="id171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167" draw:start-glue-point="7" draw:end-shape="id172" draw:end-glue-point="11" svg:d="M5577 5825l-1152 752" svg:viewBox="0 0 1153 753">
          <text:p/>
        </draw:connector>
        <draw:custom-shape draw:style-name="gr8" draw:text-style-name="P11" xml:id="id170" draw:id="id170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74" draw:id="id174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75" draw:id="id175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577cm" svg:y2="8.077cm" draw:start-shape="id169" draw:start-glue-point="9" draw:end-shape="id173" draw:end-glue-point="5" svg:d="M12025 7425l552 652" svg:viewBox="0 0 553 653">
          <text:p/>
        </draw:connector>
        <draw:custom-shape draw:style-name="gr8" draw:text-style-name="P11" xml:id="id169" draw:id="id169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70" draw:start-glue-point="7" draw:end-shape="id174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70" draw:start-glue-point="9" draw:end-shape="id175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172" draw:start-glue-point="7" draw:end-shape="id176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172" draw:start-glue-point="9" draw:end-shape="id177" draw:end-glue-point="0" svg:d="M4425 7425l575 675" svg:viewBox="0 0 576 676">
          <text:p/>
        </draw:connector>
        <draw:custom-shape draw:style-name="gr8" draw:text-style-name="P11" xml:id="id172" draw:id="id172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77" draw:id="id177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76" draw:id="id176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171" draw:start-glue-point="9" draw:end-shape="id178" draw:end-glue-point="0" svg:d="M8225 7425l575 675" svg:viewBox="0 0 576 676">
          <text:p/>
        </draw:connector>
        <draw:custom-shape draw:style-name="gr8" draw:text-style-name="P11" xml:id="id171" draw:id="id171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78" draw:id="id178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79" draw:id="id179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171" draw:start-glue-point="7" draw:end-shape="id179" draw:end-glue-point="0" svg:d="M7377 7425l-577 675" svg:viewBox="0 0 578 676">
          <text:p/>
        </draw:connector>
        <draw:frame draw:style-name="gr12" draw:text-style-name="P1" draw:layer="layout" svg:width="9.798cm" svg:height="8.072cm" svg:x="17.571cm" svg:y="2.374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:</text:p>
            <text:p>PI &gt; KC</text:p>
            <text:p>PI &lt; RB</text:p>
            <text:p>PI &gt; MP</text:p>
            <text:p>é inserido a direita de MP</text:p>
          </draw:text-box>
        </draw:frame>
        <draw:custom-shape draw:style-name="gr8" draw:text-style-name="P11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577cm" svg:y1="8.925cm" svg:x2="12.1cm" svg:y2="9.6cm" svg:d="M12577 8925l-477 675" svg:viewBox="0 0 478 676">
          <text:p/>
        </draw:connector>
        <draw:connector draw:style-name="gr11" draw:text-style-name="P15" draw:layer="layout" draw:type="line" svg:x1="13.425cm" svg:y1="8.925cm" svg:x2="14cm" svg:y2="9.6cm" svg:d="M13425 8925l575 675" svg:viewBox="0 0 576 676">
          <text:p/>
        </draw:connector>
        <draw:custom-shape draw:style-name="gr8" draw:text-style-name="P11" xml:id="id173" draw:id="id173" draw:layer="layout" svg:width="1.198cm" svg:height="1.198cm" svg:x="12.402cm" svg:y="7.9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6cm" svg:y="9.6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5cm" svg:y="9.6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8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180" draw:id="id180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180" draw:start-glue-point="2" draw:end-shape="id181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81" draw:id="id181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81" draw:start-glue-point="7" draw:end-shape="id182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81" draw:start-glue-point="9" draw:end-shape="id183" draw:end-glue-point="5" svg:d="M10225 4325l2752 652" svg:viewBox="0 0 2753 653">
          <text:p/>
        </draw:connector>
        <draw:custom-shape draw:style-name="gr8" draw:text-style-name="P11" xml:id="id183" draw:id="id183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83" draw:start-glue-point="7" draw:end-shape="id184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83" draw:start-glue-point="9" draw:end-shape="id185" draw:end-glue-point="5" svg:d="M13825 5825l952 752" svg:viewBox="0 0 953 753">
          <text:p/>
        </draw:connector>
        <draw:custom-shape draw:style-name="gr9" draw:text-style-name="P22" xml:id="id182" draw:id="id182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182" draw:start-glue-point="9" draw:end-shape="id186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182" draw:start-glue-point="7" draw:end-shape="id187" draw:end-glue-point="11" svg:d="M5577 5825l-1152 752" svg:viewBox="0 0 1153 753">
          <text:p/>
        </draw:connector>
        <draw:custom-shape draw:style-name="gr9" draw:text-style-name="P22" xml:id="id185" draw:id="id185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89" draw:id="id189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90" draw:id="id190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577cm" svg:y2="8.077cm" draw:start-shape="id184" draw:start-glue-point="9" draw:end-shape="id188" draw:end-glue-point="5" svg:d="M12025 7425l552 652" svg:viewBox="0 0 553 653">
          <text:p/>
        </draw:connector>
        <draw:custom-shape draw:style-name="gr8" draw:text-style-name="P11" xml:id="id184" draw:id="id184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185" draw:start-glue-point="7" draw:end-shape="id189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185" draw:start-glue-point="9" draw:end-shape="id190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187" draw:start-glue-point="7" draw:end-shape="id191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187" draw:start-glue-point="9" draw:end-shape="id192" draw:end-glue-point="0" svg:d="M4425 7425l575 675" svg:viewBox="0 0 576 676">
          <text:p/>
        </draw:connector>
        <draw:custom-shape draw:style-name="gr8" draw:text-style-name="P11" xml:id="id187" draw:id="id187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92" draw:id="id192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91" draw:id="id191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186" draw:start-glue-point="9" draw:end-shape="id193" draw:end-glue-point="0" svg:d="M8225 7425l575 675" svg:viewBox="0 0 576 676">
          <text:p/>
        </draw:connector>
        <draw:custom-shape draw:style-name="gr8" draw:text-style-name="P11" xml:id="id186" draw:id="id186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93" draw:id="id193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94" draw:id="id194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186" draw:start-glue-point="7" draw:end-shape="id194" draw:end-glue-point="0" svg:d="M7377 7425l-577 675" svg:viewBox="0 0 578 676">
          <text:p/>
        </draw:connector>
        <draw:custom-shape draw:style-name="gr9" draw:text-style-name="P22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577cm" svg:y1="8.925cm" svg:x2="12.1cm" svg:y2="9.6cm" svg:d="M12577 8925l-477 675" svg:viewBox="0 0 478 676">
          <text:p/>
        </draw:connector>
        <draw:connector draw:style-name="gr11" draw:text-style-name="P15" draw:layer="layout" draw:type="line" svg:x1="13.425cm" svg:y1="8.925cm" svg:x2="14cm" svg:y2="9.6cm" svg:d="M13425 8925l575 675" svg:viewBox="0 0 576 676">
          <text:p/>
        </draw:connector>
        <draw:custom-shape draw:style-name="gr8" draw:text-style-name="P11" xml:id="id188" draw:id="id188" draw:layer="layout" svg:width="1.198cm" svg:height="1.198cm" svg:x="12.402cm" svg:y="7.9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6cm" svg:y="9.6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5cm" svg:y="9.6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384cm" svg:height="5.228cm" svg:x="17.572cm" svg:y="2.375cm">
          <draw:text-box>
            <text:p text:style-name="P20">Caso 3:</text:p>
            <text:p text:style-name="P20"/>
            <text:p text:style-name="P20">-Pai vermelho = MP</text:p>
            <text:p text:style-name="P20">-Tio vermelho = RK</text:p>
            <text:p text:style-name="P20">-Avô preto = RB</text:p>
            <text:p text:style-name="P20"/>
            <text:p text:style-name="P20">Altera as cores do pai, tio e avô</text:p>
          </draw:text-box>
        </draw:frame>
        <presentation:notes draw:style-name="dp1">
          <draw:page-thumbnail draw:style-name="gr5" draw:layer="layout" svg:width="19.798cm" svg:height="11.136cm" svg:x="0.6cm" svg:y="2.257cm" draw:page-number="19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195" draw:id="id195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195" draw:start-glue-point="2" draw:end-shape="id196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196" draw:id="id196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196" draw:start-glue-point="7" draw:end-shape="id197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196" draw:start-glue-point="9" draw:end-shape="id198" draw:end-glue-point="5" svg:d="M10225 4325l2752 652" svg:viewBox="0 0 2753 653">
          <text:p/>
        </draw:connector>
        <draw:custom-shape draw:style-name="gr8" draw:text-style-name="P11" xml:id="id198" draw:id="id198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198" draw:start-glue-point="7" draw:end-shape="id199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198" draw:start-glue-point="9" draw:end-shape="id200" draw:end-glue-point="5" svg:d="M13825 5825l952 752" svg:viewBox="0 0 953 753">
          <text:p/>
        </draw:connector>
        <draw:custom-shape draw:style-name="gr9" draw:text-style-name="P22" xml:id="id197" draw:id="id197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197" draw:start-glue-point="9" draw:end-shape="id201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197" draw:start-glue-point="7" draw:end-shape="id202" draw:end-glue-point="11" svg:d="M5577 5825l-1152 752" svg:viewBox="0 0 1153 753">
          <text:p/>
        </draw:connector>
        <draw:custom-shape draw:style-name="gr9" draw:text-style-name="P22" xml:id="id200" draw:id="id200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04" draw:id="id204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05" draw:id="id205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577cm" svg:y2="8.077cm" draw:start-shape="id199" draw:start-glue-point="9" draw:end-shape="id203" draw:end-glue-point="5" svg:d="M12025 7425l552 652" svg:viewBox="0 0 553 653">
          <text:p/>
        </draw:connector>
        <draw:custom-shape draw:style-name="gr8" draw:text-style-name="P11" xml:id="id199" draw:id="id199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200" draw:start-glue-point="7" draw:end-shape="id204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200" draw:start-glue-point="9" draw:end-shape="id205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202" draw:start-glue-point="7" draw:end-shape="id206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202" draw:start-glue-point="9" draw:end-shape="id207" draw:end-glue-point="0" svg:d="M4425 7425l575 675" svg:viewBox="0 0 576 676">
          <text:p/>
        </draw:connector>
        <draw:custom-shape draw:style-name="gr8" draw:text-style-name="P11" xml:id="id202" draw:id="id202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07" draw:id="id207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06" draw:id="id206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201" draw:start-glue-point="9" draw:end-shape="id208" draw:end-glue-point="0" svg:d="M8225 7425l575 675" svg:viewBox="0 0 576 676">
          <text:p/>
        </draw:connector>
        <draw:custom-shape draw:style-name="gr8" draw:text-style-name="P11" xml:id="id201" draw:id="id201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08" draw:id="id208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09" draw:id="id209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201" draw:start-glue-point="7" draw:end-shape="id209" draw:end-glue-point="0" svg:d="M7377 7425l-577 675" svg:viewBox="0 0 578 676">
          <text:p/>
        </draw:connector>
        <draw:custom-shape draw:style-name="gr9" draw:text-style-name="P22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577cm" svg:y1="8.925cm" svg:x2="12.025cm" svg:y2="9.677cm" draw:end-shape="id210" draw:end-glue-point="11" svg:d="M12577 8925l-552 752" svg:viewBox="0 0 553 753">
          <text:p/>
        </draw:connector>
        <draw:connector draw:style-name="gr11" draw:text-style-name="P15" draw:layer="layout" draw:type="line" svg:x1="13.425cm" svg:y1="8.925cm" svg:x2="14cm" svg:y2="9.6cm" svg:d="M13425 8925l575 675" svg:viewBox="0 0 576 676">
          <text:p/>
        </draw:connector>
        <draw:custom-shape draw:style-name="gr8" draw:text-style-name="P11" xml:id="id203" draw:id="id203" draw:layer="layout" svg:width="1.198cm" svg:height="1.198cm" svg:x="12.402cm" svg:y="7.9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3.5cm" svg:y="9.6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798cm" svg:height="8.783cm" svg:x="17.571cm" svg:y="2.374cm">
          <draw:text-box>
            <text:p text:style-name="P20">Operação:</text:p>
            <text:p/>
            <text:p>-Noh vai pra posição correta</text:p>
            <text:p>-Substitui nil pelo novo noh</text:p>
            <text:p>-O novo noh possui dois filhos nil</text:p>
            <text:p/>
            <text:p>Como:</text:p>
            <text:p>PG &gt; KC</text:p>
            <text:p>PG &lt; RB</text:p>
            <text:p>PG &gt; MP</text:p>
            <text:p>PG &lt; PI</text:p>
            <text:p>é inserido a esquerda de PI</text:p>
          </draw:text-box>
        </draw:frame>
        <draw:connector draw:style-name="gr11" draw:text-style-name="P15" draw:layer="layout" draw:type="line" svg:x1="11.177cm" svg:y1="10.525cm" svg:x2="10.7cm" svg:y2="11.2cm" svg:d="M11177 10525l-477 675" svg:viewBox="0 0 478 676">
          <text:p/>
        </draw:connector>
        <draw:connector draw:style-name="gr11" draw:text-style-name="P15" draw:layer="layout" draw:type="line" svg:x1="12.025cm" svg:y1="10.525cm" svg:x2="12.6cm" svg:y2="11.2cm" svg:d="M12025 10525l575 675" svg:viewBox="0 0 576 676">
          <text:p/>
        </draw:connector>
        <draw:custom-shape draw:style-name="gr8" draw:text-style-name="P11" xml:id="id210" draw:id="id210" draw:layer="layout" svg:width="1.198cm" svg:height="1.198cm" svg:x="11.002cm" svg:y="9.5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11.2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2.1cm" svg:y="11.2cm">
          <text:p text:style-name="P13">ni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2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11" draw:id="id211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11" draw:start-glue-point="2" draw:end-shape="id212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12" draw:id="id212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212" draw:start-glue-point="7" draw:end-shape="id213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212" draw:start-glue-point="9" draw:end-shape="id214" draw:end-glue-point="5" svg:d="M10225 4325l2752 652" svg:viewBox="0 0 2753 653">
          <text:p/>
        </draw:connector>
        <draw:custom-shape draw:style-name="gr8" draw:text-style-name="P11" xml:id="id214" draw:id="id214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214" draw:start-glue-point="7" draw:end-shape="id215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214" draw:start-glue-point="9" draw:end-shape="id216" draw:end-glue-point="5" svg:d="M13825 5825l952 752" svg:viewBox="0 0 953 753">
          <text:p/>
        </draw:connector>
        <draw:custom-shape draw:style-name="gr9" draw:text-style-name="P22" xml:id="id213" draw:id="id213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213" draw:start-glue-point="9" draw:end-shape="id217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213" draw:start-glue-point="7" draw:end-shape="id218" draw:end-glue-point="11" svg:d="M5577 5825l-1152 752" svg:viewBox="0 0 1153 753">
          <text:p/>
        </draw:connector>
        <draw:custom-shape draw:style-name="gr9" draw:text-style-name="P22" xml:id="id216" draw:id="id216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20" draw:id="id220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21" draw:id="id221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577cm" svg:y2="8.077cm" draw:start-shape="id215" draw:start-glue-point="9" draw:end-shape="id219" draw:end-glue-point="5" svg:d="M12025 7425l552 652" svg:viewBox="0 0 553 653">
          <text:p/>
        </draw:connector>
        <draw:custom-shape draw:style-name="gr8" draw:text-style-name="P11" xml:id="id215" draw:id="id215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216" draw:start-glue-point="7" draw:end-shape="id220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216" draw:start-glue-point="9" draw:end-shape="id221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218" draw:start-glue-point="7" draw:end-shape="id222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218" draw:start-glue-point="9" draw:end-shape="id223" draw:end-glue-point="0" svg:d="M4425 7425l575 675" svg:viewBox="0 0 576 676">
          <text:p/>
        </draw:connector>
        <draw:custom-shape draw:style-name="gr8" draw:text-style-name="P11" xml:id="id218" draw:id="id218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23" draw:id="id223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22" draw:id="id222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217" draw:start-glue-point="9" draw:end-shape="id224" draw:end-glue-point="0" svg:d="M8225 7425l575 675" svg:viewBox="0 0 576 676">
          <text:p/>
        </draw:connector>
        <draw:custom-shape draw:style-name="gr8" draw:text-style-name="P11" xml:id="id217" draw:id="id217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24" draw:id="id224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25" draw:id="id225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217" draw:start-glue-point="7" draw:end-shape="id225" draw:end-glue-point="0" svg:d="M7377 7425l-577 675" svg:viewBox="0 0 578 676">
          <text:p/>
        </draw:connector>
        <draw:custom-shape draw:style-name="gr9" draw:text-style-name="P22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577cm" svg:y1="8.925cm" svg:x2="12.025cm" svg:y2="9.677cm" draw:end-shape="id226" draw:end-glue-point="11" svg:d="M12577 8925l-552 752" svg:viewBox="0 0 553 753">
          <text:p/>
        </draw:connector>
        <draw:connector draw:style-name="gr11" draw:text-style-name="P15" draw:layer="layout" draw:type="line" svg:x1="13.425cm" svg:y1="8.925cm" svg:x2="14cm" svg:y2="9.6cm" svg:d="M13425 8925l575 675" svg:viewBox="0 0 576 676">
          <text:p/>
        </draw:connector>
        <draw:custom-shape draw:style-name="gr8" draw:text-style-name="P11" xml:id="id219" draw:id="id219" draw:layer="layout" svg:width="1.198cm" svg:height="1.198cm" svg:x="12.402cm" svg:y="7.9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3.5cm" svg:y="9.6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10.525cm" svg:x2="10.7cm" svg:y2="11.2cm" svg:d="M11177 10525l-477 675" svg:viewBox="0 0 478 676">
          <text:p/>
        </draw:connector>
        <draw:connector draw:style-name="gr11" draw:text-style-name="P15" draw:layer="layout" draw:type="line" svg:x1="12.025cm" svg:y1="10.525cm" svg:x2="12.6cm" svg:y2="11.2cm" svg:d="M12025 10525l575 675" svg:viewBox="0 0 576 676">
          <text:p/>
        </draw:connector>
        <draw:custom-shape draw:style-name="gr8" draw:text-style-name="P11" xml:id="id226" draw:id="id226" draw:layer="layout" svg:width="1.198cm" svg:height="1.198cm" svg:x="11.002cm" svg:y="9.5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11.2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2.1cm" svg:y="11.2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828cm" svg:height="5.939cm" svg:x="17.572cm" svg:y="2.375cm">
          <draw:text-box>
            <text:p text:style-name="P20">Caso 4:</text:p>
            <text:p text:style-name="P20"/>
            <text:p text:style-name="P20">-Pai vermelho = PI</text:p>
            <text:p text:style-name="P20">-Tio vermelho = NIL</text:p>
            <text:p text:style-name="P20">-Avô preto = MP</text:p>
            <text:p text:style-name="P20"/>
            <text:p text:style-name="P20">Noh é inserido à esquerda do pai</text:p>
            <text:p text:style-name="P20">e pai à direita do avô</text:p>
          </draw:text-box>
        </draw:frame>
        <presentation:notes draw:style-name="dp1">
          <draw:page-thumbnail draw:style-name="gr5" draw:layer="layout" svg:width="19.798cm" svg:height="11.136cm" svg:x="0.6cm" svg:y="2.257cm" draw:page-number="2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27" draw:id="id227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27" draw:start-glue-point="2" draw:end-shape="id228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28" draw:id="id228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6.425cm" svg:y2="4.977cm" draw:start-shape="id228" draw:start-glue-point="7" draw:end-shape="id229" draw:end-glue-point="11" svg:d="M9377 4325l-2952 652" svg:viewBox="0 0 2953 653">
          <text:p/>
        </draw:connector>
        <draw:connector draw:style-name="gr11" draw:text-style-name="P15" draw:layer="layout" draw:type="line" svg:x1="10.225cm" svg:y1="4.325cm" svg:x2="12.977cm" svg:y2="4.977cm" draw:start-shape="id228" draw:start-glue-point="9" draw:end-shape="id230" draw:end-glue-point="5" svg:d="M10225 4325l2752 652" svg:viewBox="0 0 2753 653">
          <text:p/>
        </draw:connector>
        <draw:custom-shape draw:style-name="gr8" draw:text-style-name="P11" xml:id="id230" draw:id="id230" draw:layer="layout" svg:width="1.198cm" svg:height="1.198cm" svg:x="12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2.977cm" svg:y1="5.825cm" svg:x2="12.025cm" svg:y2="6.577cm" draw:start-shape="id230" draw:start-glue-point="7" draw:end-shape="id231" draw:end-glue-point="11" svg:d="M12977 5825l-952 752" svg:viewBox="0 0 953 753">
          <text:p/>
        </draw:connector>
        <draw:connector draw:style-name="gr13" draw:text-style-name="P18" draw:layer="layout" draw:type="line" svg:x1="13.825cm" svg:y1="5.825cm" svg:x2="14.777cm" svg:y2="6.577cm" draw:start-shape="id230" draw:start-glue-point="9" draw:end-shape="id232" draw:end-glue-point="5" svg:d="M13825 5825l952 752" svg:viewBox="0 0 953 753">
          <text:p/>
        </draw:connector>
        <draw:custom-shape draw:style-name="gr9" draw:text-style-name="P22" xml:id="id229" draw:id="id229" draw:layer="layout" svg:width="1.198cm" svg:height="1.198cm" svg:x="5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6.425cm" svg:y1="5.825cm" svg:x2="7.377cm" svg:y2="6.577cm" draw:start-shape="id229" draw:start-glue-point="9" draw:end-shape="id233" draw:end-glue-point="5" svg:d="M6425 5825l952 752" svg:viewBox="0 0 953 753">
          <text:p/>
        </draw:connector>
        <draw:connector draw:style-name="gr15" draw:text-style-name="P21" draw:layer="layout" draw:type="line" svg:x1="5.577cm" svg:y1="5.825cm" svg:x2="4.425cm" svg:y2="6.577cm" draw:start-shape="id229" draw:start-glue-point="7" draw:end-shape="id234" draw:end-glue-point="11" svg:d="M5577 5825l-1152 752" svg:viewBox="0 0 1153 753">
          <text:p/>
        </draw:connector>
        <draw:custom-shape draw:style-name="gr9" draw:text-style-name="P22" xml:id="id232" draw:id="id232" draw:layer="layout" svg:width="1.198cm" svg:height="1.198cm" svg:x="14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6" draw:id="id236" draw:layer="layout" svg:width="1cm" svg:height="0.6cm" svg:x="13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37" draw:id="id237" draw:layer="layout" svg:width="1cm" svg:height="0.6cm" svg:x="15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177cm" svg:y1="7.425cm" svg:x2="10.7cm" svg:y2="8.1cm" svg:d="M11177 7425l-477 675" svg:viewBox="0 0 478 676">
          <text:p/>
        </draw:connector>
        <draw:connector draw:style-name="gr11" draw:text-style-name="P15" draw:layer="layout" draw:type="line" svg:x1="12.025cm" svg:y1="7.425cm" svg:x2="12.577cm" svg:y2="8.077cm" draw:start-shape="id231" draw:start-glue-point="9" draw:end-shape="id235" draw:end-glue-point="5" svg:d="M12025 7425l552 652" svg:viewBox="0 0 553 653">
          <text:p/>
        </draw:connector>
        <draw:custom-shape draw:style-name="gr8" draw:text-style-name="P11" xml:id="id231" draw:id="id231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4.777cm" svg:y1="7.425cm" svg:x2="14.3cm" svg:y2="8.1cm" draw:start-shape="id232" draw:start-glue-point="7" draw:end-shape="id236" draw:end-glue-point="0" svg:d="M14777 7425l-477 675" svg:viewBox="0 0 478 676">
          <text:p/>
        </draw:connector>
        <draw:connector draw:style-name="gr15" draw:text-style-name="P21" draw:layer="layout" draw:type="line" svg:x1="15.625cm" svg:y1="7.425cm" svg:x2="16.2cm" svg:y2="8.1cm" draw:start-shape="id232" draw:start-glue-point="9" draw:end-shape="id237" draw:end-glue-point="0" svg:d="M15625 7425l575 675" svg:viewBox="0 0 576 676">
          <text:p/>
        </draw:connector>
        <draw:connector draw:style-name="gr11" draw:text-style-name="P15" draw:layer="layout" draw:type="line" svg:x1="3.577cm" svg:y1="7.425cm" svg:x2="3cm" svg:y2="8.1cm" draw:start-shape="id234" draw:start-glue-point="7" draw:end-shape="id238" draw:end-glue-point="0" svg:d="M3577 7425l-577 675" svg:viewBox="0 0 578 676">
          <text:p/>
        </draw:connector>
        <draw:connector draw:style-name="gr11" draw:text-style-name="P15" draw:layer="layout" draw:type="line" svg:x1="4.425cm" svg:y1="7.425cm" svg:x2="5cm" svg:y2="8.1cm" draw:start-shape="id234" draw:start-glue-point="9" draw:end-shape="id239" draw:end-glue-point="0" svg:d="M4425 7425l575 675" svg:viewBox="0 0 576 676">
          <text:p/>
        </draw:connector>
        <draw:custom-shape draw:style-name="gr8" draw:text-style-name="P11" xml:id="id234" draw:id="id234" draw:layer="layout" svg:width="1.198cm" svg:height="1.198cm" svg:x="3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9" draw:id="id239" draw:layer="layout" svg:width="1cm" svg:height="0.6cm" svg:x="4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38" draw:id="id238" draw:layer="layout" svg:width="1cm" svg:height="0.6cm" svg:x="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8.225cm" svg:y1="7.425cm" svg:x2="8.8cm" svg:y2="8.1cm" draw:start-shape="id233" draw:start-glue-point="9" draw:end-shape="id240" draw:end-glue-point="0" svg:d="M8225 7425l575 675" svg:viewBox="0 0 576 676">
          <text:p/>
        </draw:connector>
        <draw:custom-shape draw:style-name="gr8" draw:text-style-name="P11" xml:id="id233" draw:id="id233" draw:layer="layout" svg:width="1.198cm" svg:height="1.198cm" svg:x="7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40" draw:id="id240" draw:layer="layout" svg:width="1cm" svg:height="0.6cm" svg:x="8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41" draw:id="id241" draw:layer="layout" svg:width="1cm" svg:height="0.6cm" svg:x="6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377cm" svg:y1="7.425cm" svg:x2="6.8cm" svg:y2="8.1cm" draw:start-shape="id233" draw:start-glue-point="7" draw:end-shape="id241" draw:end-glue-point="0" svg:d="M7377 7425l-577 675" svg:viewBox="0 0 578 676">
          <text:p/>
        </draw:connector>
        <draw:custom-shape draw:style-name="gr9" draw:text-style-name="P22" draw:layer="layout" svg:width="1.198cm" svg:height="1.198cm" svg:x="11.002cm" svg:y="6.4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2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3.425cm" svg:y1="8.925cm" svg:x2="14.077cm" svg:y2="9.677cm" draw:end-shape="id242" draw:end-glue-point="5" svg:d="M13425 8925l652 752" svg:viewBox="0 0 653 753">
          <text:p/>
        </draw:connector>
        <draw:custom-shape draw:style-name="gr8" draw:text-style-name="P11" xml:id="id235" draw:id="id235" draw:layer="layout" svg:width="1.198cm" svg:height="1.198cm" svg:x="12.402cm" svg:y="7.9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4.077cm" svg:y1="10.525cm" svg:x2="13.6cm" svg:y2="11.2cm" svg:d="M14077 10525l-477 675" svg:viewBox="0 0 478 676">
          <text:p/>
        </draw:connector>
        <draw:connector draw:style-name="gr11" draw:text-style-name="P15" draw:layer="layout" draw:type="line" svg:x1="14.925cm" svg:y1="10.525cm" svg:x2="15.5cm" svg:y2="11.2cm" svg:d="M14925 10525l575 675" svg:viewBox="0 0 576 676">
          <text:p/>
        </draw:connector>
        <draw:custom-shape draw:style-name="gr8" draw:text-style-name="P11" xml:id="id242" draw:id="id242" draw:layer="layout" svg:width="1.198cm" svg:height="1.198cm" svg:x="13.902cm" svg:y="9.5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3.1cm" svg:y="11.2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5cm" svg:y="11.2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231cm" svg:height="4.517cm" svg:x="17.572cm" svg:y="2.375cm">
          <draw:text-box>
            <text:p text:style-name="P20">Caso 4:</text:p>
            <text:p text:style-name="P20"/>
            <text:p text:style-name="P20">Rotação dupla: direita e depois</text:p>
            <text:p text:style-name="P20">Esquerda</text:p>
            <text:p text:style-name="P20"/>
            <text:p text:style-name="P20">Primeira à direita</text:p>
          </draw:text-box>
        </draw:frame>
        <presentation:notes draw:style-name="dp1">
          <draw:page-thumbnail draw:style-name="gr5" draw:layer="layout" svg:width="19.798cm" svg:height="11.136cm" svg:x="0.6cm" svg:y="2.257cm" draw:page-number="2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43" draw:id="id243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43" draw:start-glue-point="2" draw:end-shape="id244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44" draw:id="id244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244" draw:start-glue-point="7" draw:end-shape="id245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246" draw:end-glue-point="5" svg:d="M10225 4325l3752 652" svg:viewBox="0 0 3753 653">
          <text:p/>
        </draw:connector>
        <draw:custom-shape draw:style-name="gr8" draw:text-style-name="P11" xml:id="id246" draw:id="id246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246" draw:start-glue-point="9" draw:end-shape="id247" draw:end-glue-point="5" svg:d="M14825 5825l1952 752" svg:viewBox="0 0 1953 753">
          <text:p/>
        </draw:connector>
        <draw:custom-shape draw:style-name="gr9" draw:text-style-name="P22" xml:id="id245" draw:id="id245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245" draw:start-glue-point="9" draw:end-shape="id248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245" draw:start-glue-point="7" draw:end-shape="id249" draw:end-glue-point="11" svg:d="M4577 5825l-1152 752" svg:viewBox="0 0 1153 753">
          <text:p/>
        </draw:connector>
        <draw:custom-shape draw:style-name="gr9" draw:text-style-name="P22" xml:id="id247" draw:id="id247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0" draw:id="id250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51" draw:id="id251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247" draw:start-glue-point="7" draw:end-shape="id250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247" draw:start-glue-point="9" draw:end-shape="id251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249" draw:start-glue-point="7" draw:end-shape="id252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249" draw:start-glue-point="9" draw:end-shape="id253" draw:end-glue-point="0" svg:d="M3425 7425l575 675" svg:viewBox="0 0 576 676">
          <text:p/>
        </draw:connector>
        <draw:custom-shape draw:style-name="gr8" draw:text-style-name="P11" xml:id="id249" draw:id="id249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3" draw:id="id253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52" draw:id="id252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248" draw:start-glue-point="9" draw:end-shape="id254" draw:end-glue-point="0" svg:d="M7225 7425l575 675" svg:viewBox="0 0 576 676">
          <text:p/>
        </draw:connector>
        <draw:custom-shape draw:style-name="gr8" draw:text-style-name="P11" xml:id="id248" draw:id="id248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4" draw:id="id254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55" draw:id="id255" draw:layer="layout" svg:width="1cm" svg:height="0.6cm" svg:x="5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cm" svg:y2="8.1cm" draw:start-shape="id248" draw:start-glue-point="7" draw:end-shape="id255" draw:end-glue-point="0" svg:d="M6377 7425l-577 675" svg:viewBox="0 0 578 676">
          <text:p/>
        </draw:connector>
        <draw:custom-shape draw:style-name="gr8" draw:text-style-name="P11" xml:id="id256" draw:id="id256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9" draw:text-style-name="P22" xml:id="id258" draw:id="id258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8.143cm" svg:height="3.095cm" svg:x="17.572cm" svg:y="2.375cm">
          <draw:text-box>
            <text:p text:style-name="P20">Caso 4:</text:p>
            <text:p text:style-name="P20"/>
            <text:p text:style-name="P20">Segunda à esquerda</text:p>
          </draw:text-box>
        </draw:fram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257" draw:id="id257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256" draw:start-glue-point="9" draw:end-shape="id257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256" draw:start-glue-point="7" draw:end-shape="id258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246" draw:start-glue-point="7" draw:end-shape="id256" draw:end-glue-point="11" svg:d="M13977 5825l-1852 752" svg:viewBox="0 0 1853 753">
          <text:p/>
        </draw:connector>
        <presentation:notes draw:style-name="dp1">
          <draw:page-thumbnail draw:style-name="gr5" draw:layer="layout" svg:width="19.798cm" svg:height="11.136cm" svg:x="0.6cm" svg:y="2.257cm" draw:page-number="23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59" draw:id="id259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59" draw:start-glue-point="2" draw:end-shape="id260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60" draw:id="id260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260" draw:start-glue-point="7" draw:end-shape="id261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262" draw:end-glue-point="5" svg:d="M10225 4325l3752 652" svg:viewBox="0 0 3753 653">
          <text:p/>
        </draw:connector>
        <draw:custom-shape draw:style-name="gr8" draw:text-style-name="P11" xml:id="id262" draw:id="id262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262" draw:start-glue-point="9" draw:end-shape="id263" draw:end-glue-point="5" svg:d="M14825 5825l1952 752" svg:viewBox="0 0 1953 753">
          <text:p/>
        </draw:connector>
        <draw:custom-shape draw:style-name="gr9" draw:text-style-name="P22" xml:id="id261" draw:id="id261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261" draw:start-glue-point="9" draw:end-shape="id264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261" draw:start-glue-point="7" draw:end-shape="id265" draw:end-glue-point="11" svg:d="M4577 5825l-1152 752" svg:viewBox="0 0 1153 753">
          <text:p/>
        </draw:connector>
        <draw:custom-shape draw:style-name="gr9" draw:text-style-name="P22" xml:id="id263" draw:id="id263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66" draw:id="id266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67" draw:id="id267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263" draw:start-glue-point="7" draw:end-shape="id266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263" draw:start-glue-point="9" draw:end-shape="id267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265" draw:start-glue-point="7" draw:end-shape="id268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265" draw:start-glue-point="9" draw:end-shape="id269" draw:end-glue-point="0" svg:d="M3425 7425l575 675" svg:viewBox="0 0 576 676">
          <text:p/>
        </draw:connector>
        <draw:custom-shape draw:style-name="gr8" draw:text-style-name="P11" xml:id="id265" draw:id="id265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69" draw:id="id269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68" draw:id="id268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264" draw:start-glue-point="9" draw:end-shape="id270" draw:end-glue-point="0" svg:d="M7225 7425l575 675" svg:viewBox="0 0 576 676">
          <text:p/>
        </draw:connector>
        <draw:custom-shape draw:style-name="gr8" draw:text-style-name="P11" xml:id="id264" draw:id="id264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70" draw:id="id270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71" draw:id="id271" draw:layer="layout" svg:width="1cm" svg:height="0.6cm" svg:x="5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cm" svg:y2="8.1cm" draw:start-shape="id264" draw:start-glue-point="7" draw:end-shape="id271" draw:end-glue-point="0" svg:d="M6377 7425l-577 675" svg:viewBox="0 0 578 676">
          <text:p/>
        </draw:connector>
        <draw:custom-shape draw:style-name="gr9" draw:text-style-name="P22" xml:id="id272" draw:id="id272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274" draw:id="id274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451cm" svg:height="3.095cm" svg:x="17.572cm" svg:y="2.375cm">
          <draw:text-box>
            <text:p text:style-name="P20">Caso 4:</text:p>
            <text:p text:style-name="P20"/>
            <text:p text:style-name="P20">Altera as cores do noh e do avô</text:p>
          </draw:text-box>
        </draw:fram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273" draw:id="id273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272" draw:start-glue-point="9" draw:end-shape="id273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272" draw:start-glue-point="7" draw:end-shape="id274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262" draw:start-glue-point="7" draw:end-shape="id272" draw:end-glue-point="11" svg:d="M13977 5825l-1852 752" svg:viewBox="0 0 1853 753">
          <text:p/>
        </draw:connector>
        <presentation:notes draw:style-name="dp1">
          <draw:page-thumbnail draw:style-name="gr5" draw:layer="layout" svg:width="19.798cm" svg:height="11.136cm" svg:x="0.6cm" svg:y="2.257cm" draw:page-number="2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75" draw:id="id275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75" draw:start-glue-point="2" draw:end-shape="id276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76" draw:id="id276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276" draw:start-glue-point="7" draw:end-shape="id277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278" draw:end-glue-point="5" svg:d="M10225 4325l3752 652" svg:viewBox="0 0 3753 653">
          <text:p/>
        </draw:connector>
        <draw:custom-shape draw:style-name="gr8" draw:text-style-name="P11" xml:id="id278" draw:id="id278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278" draw:start-glue-point="9" draw:end-shape="id279" draw:end-glue-point="5" svg:d="M14825 5825l1952 752" svg:viewBox="0 0 1953 753">
          <text:p/>
        </draw:connector>
        <draw:custom-shape draw:style-name="gr9" draw:text-style-name="P22" xml:id="id277" draw:id="id277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277" draw:start-glue-point="9" draw:end-shape="id280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277" draw:start-glue-point="7" draw:end-shape="id281" draw:end-glue-point="11" svg:d="M4577 5825l-1152 752" svg:viewBox="0 0 1153 753">
          <text:p/>
        </draw:connector>
        <draw:custom-shape draw:style-name="gr9" draw:text-style-name="P22" xml:id="id279" draw:id="id279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2" draw:id="id282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83" draw:id="id283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279" draw:start-glue-point="7" draw:end-shape="id282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279" draw:start-glue-point="9" draw:end-shape="id283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281" draw:start-glue-point="7" draw:end-shape="id284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281" draw:start-glue-point="9" draw:end-shape="id285" draw:end-glue-point="0" svg:d="M3425 7425l575 675" svg:viewBox="0 0 576 676">
          <text:p/>
        </draw:connector>
        <draw:custom-shape draw:style-name="gr8" draw:text-style-name="P11" xml:id="id281" draw:id="id281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5" draw:id="id285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84" draw:id="id284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280" draw:start-glue-point="9" draw:end-shape="id286" draw:end-glue-point="0" svg:d="M7225 7425l575 675" svg:viewBox="0 0 576 676">
          <text:p/>
        </draw:connector>
        <draw:custom-shape draw:style-name="gr8" draw:text-style-name="P11" xml:id="id280" draw:id="id280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6" draw:id="id286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25cm" svg:y2="8.077cm" draw:start-shape="id280" draw:start-glue-point="7" draw:end-shape="id287" draw:end-glue-point="11" svg:d="M6377 7425l-552 652" svg:viewBox="0 0 553 653">
          <text:p/>
        </draw:connector>
        <draw:custom-shape draw:style-name="gr9" draw:text-style-name="P22" xml:id="id288" draw:id="id288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290" draw:id="id290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289" draw:id="id289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288" draw:start-glue-point="9" draw:end-shape="id289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288" draw:start-glue-point="7" draw:end-shape="id290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278" draw:start-glue-point="7" draw:end-shape="id288" draw:end-glue-point="11" svg:d="M13977 5825l-1852 752" svg:viewBox="0 0 1853 753">
          <text:p/>
        </draw:connector>
        <draw:frame draw:style-name="gr19" draw:text-style-name="P31" draw:layer="layout" svg:width="8.143cm" svg:height="5.883cm" svg:x="19.457cm" svg:y="2.2cm">
          <draw:text-box>
            <text:p text:style-name="P29">Operação:</text:p>
            <text:p text:style-name="P30"/>
            <text:p text:style-name="P30">-Noh vai pra posição correta</text:p>
            <text:p text:style-name="P30">-Substitui nil pelo novo noh</text:p>
            <text:p text:style-name="P30">-O novo noh possui dois filhos nil</text:p>
            <text:p text:style-name="P30"/>
            <text:p text:style-name="P30">Como:</text:p>
            <text:p text:style-name="P30">CF &lt; KC</text:p>
            <text:p text:style-name="P30">CF &gt; BT</text:p>
            <text:p text:style-name="P30">CF &lt; KA</text:p>
            <text:p text:style-name="P30">é inserido a esquerda de KA</text:p>
          </draw:text-box>
        </draw:frame>
        <draw:connector draw:style-name="gr11" draw:text-style-name="P15" draw:layer="layout" draw:type="line" svg:x1="5.825cm" svg:y1="8.925cm" svg:x2="6.4cm" svg:y2="9.6cm" draw:start-shape="id287" draw:start-glue-point="9" draw:end-shape="id291" draw:end-glue-point="0" svg:d="M5825 8925l575 675" svg:viewBox="0 0 576 676">
          <text:p/>
        </draw:connector>
        <draw:custom-shape draw:style-name="gr8" draw:text-style-name="P11" xml:id="id287" draw:id="id287" draw:layer="layout" svg:width="1.198cm" svg:height="1.198cm" svg:x="4.802cm" svg:y="7.9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91" draw:id="id291" draw:layer="layout" svg:width="1cm" svg:height="0.6cm" svg:x="5.9cm" svg:y="9.6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92" draw:id="id292" draw:layer="layout" svg:width="1cm" svg:height="0.6cm" svg:x="3.9cm" svg:y="9.6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4.977cm" svg:y1="8.925cm" svg:x2="4.4cm" svg:y2="9.6cm" draw:start-shape="id287" draw:start-glue-point="7" draw:end-shape="id292" draw:end-glue-point="0" svg:d="M4977 89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2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293" draw:id="id293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293" draw:start-glue-point="2" draw:end-shape="id294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294" draw:id="id294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294" draw:start-glue-point="7" draw:end-shape="id295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296" draw:end-glue-point="5" svg:d="M10225 4325l3752 652" svg:viewBox="0 0 3753 653">
          <text:p/>
        </draw:connector>
        <draw:custom-shape draw:style-name="gr8" draw:text-style-name="P11" xml:id="id296" draw:id="id296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296" draw:start-glue-point="9" draw:end-shape="id297" draw:end-glue-point="5" svg:d="M14825 5825l1952 752" svg:viewBox="0 0 1953 753">
          <text:p/>
        </draw:connector>
        <draw:custom-shape draw:style-name="gr9" draw:text-style-name="P22" xml:id="id295" draw:id="id295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295" draw:start-glue-point="9" draw:end-shape="id298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295" draw:start-glue-point="7" draw:end-shape="id299" draw:end-glue-point="11" svg:d="M4577 5825l-1152 752" svg:viewBox="0 0 1153 753">
          <text:p/>
        </draw:connector>
        <draw:custom-shape draw:style-name="gr9" draw:text-style-name="P22" xml:id="id297" draw:id="id297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0" draw:id="id300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01" draw:id="id301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297" draw:start-glue-point="7" draw:end-shape="id300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297" draw:start-glue-point="9" draw:end-shape="id301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299" draw:start-glue-point="7" draw:end-shape="id302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299" draw:start-glue-point="9" draw:end-shape="id303" draw:end-glue-point="0" svg:d="M3425 7425l575 675" svg:viewBox="0 0 576 676">
          <text:p/>
        </draw:connector>
        <draw:custom-shape draw:style-name="gr8" draw:text-style-name="P11" xml:id="id299" draw:id="id299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3" draw:id="id303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02" draw:id="id302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298" draw:start-glue-point="9" draw:end-shape="id304" draw:end-glue-point="0" svg:d="M7225 7425l575 675" svg:viewBox="0 0 576 676">
          <text:p/>
        </draw:connector>
        <draw:custom-shape draw:style-name="gr8" draw:text-style-name="P11" xml:id="id298" draw:id="id298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4" draw:id="id304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25cm" svg:y2="8.077cm" draw:start-shape="id298" draw:start-glue-point="7" draw:end-shape="id305" draw:end-glue-point="11" svg:d="M6377 7425l-552 652" svg:viewBox="0 0 553 653">
          <text:p/>
        </draw:connector>
        <draw:custom-shape draw:style-name="gr9" draw:text-style-name="P22" xml:id="id306" draw:id="id306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308" draw:id="id308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307" draw:id="id307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306" draw:start-glue-point="9" draw:end-shape="id307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306" draw:start-glue-point="7" draw:end-shape="id308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296" draw:start-glue-point="7" draw:end-shape="id306" draw:end-glue-point="11" svg:d="M13977 5825l-1852 752" svg:viewBox="0 0 1853 753">
          <text:p/>
        </draw:connector>
        <draw:frame draw:style-name="gr20" draw:text-style-name="P31" draw:layer="layout" svg:width="8.143cm" svg:height="3.095cm" svg:x="19.457cm" svg:y="2.2cm">
          <draw:text-box>
            <text:p text:style-name="P29">Caso 1:</text:p>
            <text:p text:style-name="P29"/>
            <text:p text:style-name="P29">-Pai vermelho = KA</text:p>
            <text:p text:style-name="P29">-Tio vermelho = BN</text:p>
            <text:p text:style-name="P29">-Avô preto = BT</text:p>
          </draw:text-box>
        </draw:frame>
        <draw:connector draw:style-name="gr11" draw:text-style-name="P15" draw:layer="layout" draw:type="line" svg:x1="5.825cm" svg:y1="8.925cm" svg:x2="6.4cm" svg:y2="9.6cm" draw:start-shape="id305" draw:start-glue-point="9" draw:end-shape="id309" draw:end-glue-point="0" svg:d="M5825 8925l575 675" svg:viewBox="0 0 576 676">
          <text:p/>
        </draw:connector>
        <draw:custom-shape draw:style-name="gr8" draw:text-style-name="P11" xml:id="id305" draw:id="id305" draw:layer="layout" svg:width="1.198cm" svg:height="1.198cm" svg:x="4.802cm" svg:y="7.9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9" draw:id="id309" draw:layer="layout" svg:width="1cm" svg:height="0.6cm" svg:x="5.9cm" svg:y="9.6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10" draw:id="id310" draw:layer="layout" svg:width="1cm" svg:height="0.6cm" svg:x="3.9cm" svg:y="9.6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4.977cm" svg:y1="8.925cm" svg:x2="4.4cm" svg:y2="9.6cm" draw:start-shape="id305" draw:start-glue-point="7" draw:end-shape="id310" draw:end-glue-point="0" svg:d="M4977 89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2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311" draw:id="id311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311" draw:start-glue-point="2" draw:end-shape="id312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312" draw:id="id312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312" draw:start-glue-point="7" draw:end-shape="id313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314" draw:end-glue-point="5" svg:d="M10225 4325l3752 652" svg:viewBox="0 0 3753 653">
          <text:p/>
        </draw:connector>
        <draw:custom-shape draw:style-name="gr8" draw:text-style-name="P11" xml:id="id314" draw:id="id314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314" draw:start-glue-point="9" draw:end-shape="id315" draw:end-glue-point="5" svg:d="M14825 5825l1952 752" svg:viewBox="0 0 1953 753">
          <text:p/>
        </draw:connector>
        <draw:custom-shape draw:style-name="gr8" draw:text-style-name="P11" xml:id="id313" draw:id="id313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313" draw:start-glue-point="9" draw:end-shape="id316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313" draw:start-glue-point="7" draw:end-shape="id317" draw:end-glue-point="11" svg:d="M4577 5825l-1152 752" svg:viewBox="0 0 1153 753">
          <text:p/>
        </draw:connector>
        <draw:custom-shape draw:style-name="gr9" draw:text-style-name="P22" xml:id="id315" draw:id="id315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18" draw:id="id318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19" draw:id="id319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315" draw:start-glue-point="7" draw:end-shape="id318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315" draw:start-glue-point="9" draw:end-shape="id319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317" draw:start-glue-point="7" draw:end-shape="id320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317" draw:start-glue-point="9" draw:end-shape="id321" draw:end-glue-point="0" svg:d="M3425 7425l575 675" svg:viewBox="0 0 576 676">
          <text:p/>
        </draw:connector>
        <draw:custom-shape draw:style-name="gr9" draw:text-style-name="P22" xml:id="id317" draw:id="id317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21" draw:id="id321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0" draw:id="id320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316" draw:start-glue-point="9" draw:end-shape="id322" draw:end-glue-point="0" svg:d="M7225 7425l575 675" svg:viewBox="0 0 576 676">
          <text:p/>
        </draw:connector>
        <draw:custom-shape draw:style-name="gr9" draw:text-style-name="P22" xml:id="id316" draw:id="id316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22" draw:id="id322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25cm" svg:y2="8.077cm" draw:start-shape="id316" draw:start-glue-point="7" draw:end-shape="id323" draw:end-glue-point="11" svg:d="M6377 7425l-552 652" svg:viewBox="0 0 553 653">
          <text:p/>
        </draw:connector>
        <draw:custom-shape draw:style-name="gr9" draw:text-style-name="P22" xml:id="id324" draw:id="id324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326" draw:id="id326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325" draw:id="id325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324" draw:start-glue-point="9" draw:end-shape="id325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324" draw:start-glue-point="7" draw:end-shape="id326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314" draw:start-glue-point="7" draw:end-shape="id324" draw:end-glue-point="11" svg:d="M13977 5825l-1852 752" svg:viewBox="0 0 1853 753">
          <text:p/>
        </draw:connector>
        <draw:frame draw:style-name="gr21" draw:text-style-name="P31" draw:layer="layout" svg:width="8.143cm" svg:height="3.095cm" svg:x="19.457cm" svg:y="2.2cm">
          <draw:text-box>
            <text:p text:style-name="P29">Altera as cores do pai, tio e avô</text:p>
          </draw:text-box>
        </draw:frame>
        <draw:connector draw:style-name="gr11" draw:text-style-name="P15" draw:layer="layout" draw:type="line" svg:x1="5.825cm" svg:y1="8.925cm" svg:x2="6.4cm" svg:y2="9.6cm" draw:start-shape="id323" draw:start-glue-point="9" draw:end-shape="id327" draw:end-glue-point="0" svg:d="M5825 8925l575 675" svg:viewBox="0 0 576 676">
          <text:p/>
        </draw:connector>
        <draw:custom-shape draw:style-name="gr8" draw:text-style-name="P11" xml:id="id323" draw:id="id323" draw:layer="layout" svg:width="1.198cm" svg:height="1.198cm" svg:x="4.802cm" svg:y="7.9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27" draw:id="id327" draw:layer="layout" svg:width="1cm" svg:height="0.6cm" svg:x="5.9cm" svg:y="9.6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8" draw:id="id328" draw:layer="layout" svg:width="1cm" svg:height="0.6cm" svg:x="3.9cm" svg:y="9.6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4.977cm" svg:y1="8.925cm" svg:x2="4.4cm" svg:y2="9.6cm" draw:start-shape="id323" draw:start-glue-point="7" draw:end-shape="id328" draw:end-glue-point="0" svg:d="M4977 89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27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329" draw:id="id329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329" draw:start-glue-point="2" draw:end-shape="id330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330" draw:id="id330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330" draw:start-glue-point="7" draw:end-shape="id331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332" draw:end-glue-point="5" svg:d="M10225 4325l3752 652" svg:viewBox="0 0 3753 653">
          <text:p/>
        </draw:connector>
        <draw:custom-shape draw:style-name="gr8" draw:text-style-name="P11" xml:id="id332" draw:id="id332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332" draw:start-glue-point="9" draw:end-shape="id333" draw:end-glue-point="5" svg:d="M14825 5825l1952 752" svg:viewBox="0 0 1953 753">
          <text:p/>
        </draw:connector>
        <draw:custom-shape draw:style-name="gr8" draw:text-style-name="P11" xml:id="id331" draw:id="id331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331" draw:start-glue-point="9" draw:end-shape="id334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331" draw:start-glue-point="7" draw:end-shape="id335" draw:end-glue-point="11" svg:d="M4577 5825l-1152 752" svg:viewBox="0 0 1153 753">
          <text:p/>
        </draw:connector>
        <draw:custom-shape draw:style-name="gr9" draw:text-style-name="P22" xml:id="id333" draw:id="id333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36" draw:id="id336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37" draw:id="id337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333" draw:start-glue-point="7" draw:end-shape="id336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333" draw:start-glue-point="9" draw:end-shape="id337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335" draw:start-glue-point="7" draw:end-shape="id338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335" draw:start-glue-point="9" draw:end-shape="id339" draw:end-glue-point="0" svg:d="M3425 7425l575 675" svg:viewBox="0 0 576 676">
          <text:p/>
        </draw:connector>
        <draw:custom-shape draw:style-name="gr9" draw:text-style-name="P22" xml:id="id335" draw:id="id335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39" draw:id="id339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38" draw:id="id338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334" draw:start-glue-point="9" draw:end-shape="id340" draw:end-glue-point="0" svg:d="M7225 7425l575 675" svg:viewBox="0 0 576 676">
          <text:p/>
        </draw:connector>
        <draw:custom-shape draw:style-name="gr9" draw:text-style-name="P22" xml:id="id334" draw:id="id334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40" draw:id="id340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25cm" svg:y2="8.077cm" draw:start-shape="id334" draw:start-glue-point="7" draw:end-shape="id341" draw:end-glue-point="11" svg:d="M6377 7425l-552 652" svg:viewBox="0 0 553 653">
          <text:p/>
        </draw:connector>
        <draw:custom-shape draw:style-name="gr9" draw:text-style-name="P22" xml:id="id342" draw:id="id342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344" draw:id="id344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343" draw:id="id343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342" draw:start-glue-point="9" draw:end-shape="id343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342" draw:start-glue-point="7" draw:end-shape="id344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332" draw:start-glue-point="7" draw:end-shape="id342" draw:end-glue-point="11" svg:d="M13977 5825l-1852 752" svg:viewBox="0 0 1853 753">
          <text:p/>
        </draw:connector>
        <draw:connector draw:style-name="gr11" draw:text-style-name="P15" draw:layer="layout" draw:type="line" svg:x1="5.825cm" svg:y1="8.925cm" svg:x2="6.377cm" svg:y2="9.677cm" draw:start-shape="id341" draw:start-glue-point="9" draw:end-shape="id345" draw:end-glue-point="5" svg:d="M5825 8925l552 752" svg:viewBox="0 0 553 753">
          <text:p/>
        </draw:connector>
        <draw:custom-shape draw:style-name="gr8" draw:text-style-name="P11" xml:id="id341" draw:id="id341" draw:layer="layout" svg:width="1.198cm" svg:height="1.198cm" svg:x="4.802cm" svg:y="7.9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46" draw:id="id346" draw:layer="layout" svg:width="1cm" svg:height="0.6cm" svg:x="3.9cm" svg:y="9.6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4.977cm" svg:y1="8.925cm" svg:x2="4.4cm" svg:y2="9.6cm" draw:start-shape="id341" draw:start-glue-point="7" draw:end-shape="id346" draw:end-glue-point="0" svg:d="M4977 8925l-577 675" svg:viewBox="0 0 578 676">
          <text:p/>
        </draw:connector>
        <draw:frame draw:style-name="gr22" draw:text-style-name="P31" draw:layer="layout" svg:width="8.143cm" svg:height="6.395cm" svg:x="19.458cm" svg:y="2.201cm">
          <draw:text-box>
            <text:p text:style-name="P29">Operação:</text:p>
            <text:p text:style-name="P30"/>
            <text:p text:style-name="P30">-Noh vai pra posição correta</text:p>
            <text:p text:style-name="P30">-Substitui nil pelo novo noh</text:p>
            <text:p text:style-name="P30">-O novo noh possui dois filhos nil</text:p>
            <text:p text:style-name="P30"/>
            <text:p text:style-name="P30">Como:</text:p>
            <text:p text:style-name="P30">JF &lt; KC</text:p>
            <text:p text:style-name="P30">JF &gt; BT</text:p>
            <text:p text:style-name="P30">JF &lt; KA</text:p>
            <text:p text:style-name="P29"><text:span text:style-name="T4">JF &gt; CF</text:span></text:p>
            <text:p text:style-name="P30">é inserido a direita de CF</text:p>
          </draw:text-box>
        </draw:frame>
        <draw:connector draw:style-name="gr11" draw:text-style-name="P15" draw:layer="layout" draw:type="line" svg:x1="7.225cm" svg:y1="10.525cm" svg:x2="7.8cm" svg:y2="11.2cm" draw:start-shape="id345" draw:start-glue-point="9" draw:end-shape="id347" draw:end-glue-point="0" svg:d="M7225 10525l575 675" svg:viewBox="0 0 576 676">
          <text:p/>
        </draw:connector>
        <draw:custom-shape draw:style-name="gr8" draw:text-style-name="P11" xml:id="id345" draw:id="id345" draw:layer="layout" svg:width="1.198cm" svg:height="1.198cm" svg:x="6.202cm" svg:y="9.502cm">
          <text:p text:style-name="P10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47" draw:id="id347" draw:layer="layout" svg:width="1cm" svg:height="0.6cm" svg:x="7.3cm" svg:y="11.2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48" draw:id="id348" draw:layer="layout" svg:width="1cm" svg:height="0.6cm" svg:x="5.3cm" svg:y="11.2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10.525cm" svg:x2="5.8cm" svg:y2="11.2cm" draw:start-shape="id345" draw:start-glue-point="7" draw:end-shape="id348" draw:end-glue-point="0" svg:d="M6377 10525l-577 675" svg:viewBox="0 0 578 676">
          <text:p/>
        </draw:connector>
        <presentation:notes draw:style-name="dp1">
          <draw:page-thumbnail draw:style-name="gr5" draw:layer="layout" svg:width="19.798cm" svg:height="11.136cm" svg:x="0.6cm" svg:y="2.257cm" draw:page-number="28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349" draw:id="id349" draw:layer="layout" svg:width="1.522cm" svg:height="0.962cm" svg:x="9.04cm" svg:y="1.838cm">
          <draw:text-box>
            <text:p text:style-name="P24">raiz</text:p>
          </draw:text-box>
        </draw:frame>
        <draw:connector draw:style-name="gr3" draw:text-style-name="P3" draw:layer="layout" svg:x1="9.801cm" svg:y1="2.8cm" svg:x2="9.801cm" svg:y2="3.302cm" draw:start-shape="id349" draw:start-glue-point="2" draw:end-shape="id350" draw:end-glue-point="4" svg:d="M98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350" draw:id="id350" draw:layer="layout" svg:width="1.198cm" svg:height="1.198cm" svg:x="9.2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377cm" svg:y1="4.325cm" svg:x2="5.425cm" svg:y2="4.977cm" draw:start-shape="id350" draw:start-glue-point="7" draw:end-shape="id351" draw:end-glue-point="11" svg:d="M9377 4325l-3952 652" svg:viewBox="0 0 3953 653">
          <text:p/>
        </draw:connector>
        <draw:connector draw:style-name="gr11" draw:text-style-name="P15" draw:layer="layout" draw:type="line" svg:x1="10.225cm" svg:y1="4.325cm" svg:x2="13.977cm" svg:y2="4.977cm" draw:end-shape="id352" draw:end-glue-point="5" svg:d="M10225 4325l3752 652" svg:viewBox="0 0 3753 653">
          <text:p/>
        </draw:connector>
        <draw:custom-shape draw:style-name="gr8" draw:text-style-name="P11" xml:id="id352" draw:id="id352" draw:layer="layout" svg:width="1.198cm" svg:height="1.198cm" svg:x="13.8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4.825cm" svg:y1="5.825cm" svg:x2="16.777cm" svg:y2="6.577cm" draw:start-shape="id352" draw:start-glue-point="9" draw:end-shape="id353" draw:end-glue-point="5" svg:d="M14825 5825l1952 752" svg:viewBox="0 0 1953 753">
          <text:p/>
        </draw:connector>
        <draw:custom-shape draw:style-name="gr8" draw:text-style-name="P11" xml:id="id351" draw:id="id351" draw:layer="layout" svg:width="1.198cm" svg:height="1.198cm" svg:x="4.4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5.425cm" svg:y1="5.825cm" svg:x2="6.377cm" svg:y2="6.577cm" draw:start-shape="id351" draw:start-glue-point="9" draw:end-shape="id354" draw:end-glue-point="5" svg:d="M5425 5825l952 752" svg:viewBox="0 0 953 753">
          <text:p/>
        </draw:connector>
        <draw:connector draw:style-name="gr15" draw:text-style-name="P21" draw:layer="layout" draw:type="line" svg:x1="4.577cm" svg:y1="5.825cm" svg:x2="3.425cm" svg:y2="6.577cm" draw:start-shape="id351" draw:start-glue-point="7" draw:end-shape="id355" draw:end-glue-point="11" svg:d="M4577 5825l-1152 752" svg:viewBox="0 0 1153 753">
          <text:p/>
        </draw:connector>
        <draw:custom-shape draw:style-name="gr9" draw:text-style-name="P22" xml:id="id353" draw:id="id353" draw:layer="layout" svg:width="1.198cm" svg:height="1.198cm" svg:x="16.6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56" draw:id="id356" draw:layer="layout" svg:width="1cm" svg:height="0.6cm" svg:x="15.8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57" draw:id="id357" draw:layer="layout" svg:width="1cm" svg:height="0.6cm" svg:x="17.7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777cm" svg:y1="7.425cm" svg:x2="16.3cm" svg:y2="8.1cm" draw:start-shape="id353" draw:start-glue-point="7" draw:end-shape="id356" draw:end-glue-point="0" svg:d="M16777 7425l-477 675" svg:viewBox="0 0 478 676">
          <text:p/>
        </draw:connector>
        <draw:connector draw:style-name="gr15" draw:text-style-name="P21" draw:layer="layout" draw:type="line" svg:x1="17.625cm" svg:y1="7.425cm" svg:x2="18.2cm" svg:y2="8.1cm" draw:start-shape="id353" draw:start-glue-point="9" draw:end-shape="id357" draw:end-glue-point="0" svg:d="M17625 7425l575 675" svg:viewBox="0 0 576 676">
          <text:p/>
        </draw:connector>
        <draw:connector draw:style-name="gr11" draw:text-style-name="P15" draw:layer="layout" draw:type="line" svg:x1="2.577cm" svg:y1="7.425cm" svg:x2="2cm" svg:y2="8.1cm" draw:start-shape="id355" draw:start-glue-point="7" draw:end-shape="id358" draw:end-glue-point="0" svg:d="M2577 7425l-577 675" svg:viewBox="0 0 578 676">
          <text:p/>
        </draw:connector>
        <draw:connector draw:style-name="gr11" draw:text-style-name="P15" draw:layer="layout" draw:type="line" svg:x1="3.425cm" svg:y1="7.425cm" svg:x2="4cm" svg:y2="8.1cm" draw:start-shape="id355" draw:start-glue-point="9" draw:end-shape="id359" draw:end-glue-point="0" svg:d="M3425 7425l575 675" svg:viewBox="0 0 576 676">
          <text:p/>
        </draw:connector>
        <draw:custom-shape draw:style-name="gr9" draw:text-style-name="P22" xml:id="id355" draw:id="id355" draw:layer="layout" svg:width="1.198cm" svg:height="1.198cm" svg:x="2.4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59" draw:id="id359" draw:layer="layout" svg:width="1cm" svg:height="0.6cm" svg:x="3.5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58" draw:id="id358" draw:layer="layout" svg:width="1cm" svg:height="0.6cm" svg:x="1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7.225cm" svg:y1="7.425cm" svg:x2="7.8cm" svg:y2="8.1cm" draw:start-shape="id354" draw:start-glue-point="9" draw:end-shape="id360" draw:end-glue-point="0" svg:d="M7225 7425l575 675" svg:viewBox="0 0 576 676">
          <text:p/>
        </draw:connector>
        <draw:custom-shape draw:style-name="gr9" draw:text-style-name="P22" xml:id="id354" draw:id="id354" draw:layer="layout" svg:width="1.198cm" svg:height="1.198cm" svg:x="6.202cm" svg:y="6.4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60" draw:id="id360" draw:layer="layout" svg:width="1cm" svg:height="0.6cm" svg:x="7.3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6.377cm" svg:y1="7.425cm" svg:x2="5.825cm" svg:y2="8.077cm" draw:start-shape="id354" draw:start-glue-point="7" draw:end-shape="id361" draw:end-glue-point="11" svg:d="M6377 7425l-552 652" svg:viewBox="0 0 553 653">
          <text:p/>
        </draw:connector>
        <draw:custom-shape draw:style-name="gr9" draw:text-style-name="P22" xml:id="id362" draw:id="id362" draw:layer="layout" svg:width="1.198cm" svg:height="1.198cm" svg:x="11.1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9.677cm" svg:y1="9.025cm" svg:x2="9.2cm" svg:y2="9.7cm" svg:d="M9677 9025l-477 675" svg:viewBox="0 0 478 676">
          <text:p/>
        </draw:connector>
        <draw:connector draw:style-name="gr11" draw:text-style-name="P15" draw:layer="layout" draw:type="line" svg:x1="10.525cm" svg:y1="9.025cm" svg:x2="11.1cm" svg:y2="9.7cm" svg:d="M10525 9025l575 675" svg:viewBox="0 0 576 676">
          <text:p/>
        </draw:connector>
        <draw:custom-shape draw:style-name="gr8" draw:text-style-name="P11" xml:id="id364" draw:id="id364" draw:layer="layout" svg:width="1.198cm" svg:height="1.198cm" svg:x="9.5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8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0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2.677cm" svg:y1="9.025cm" svg:x2="12.2cm" svg:y2="9.7cm" svg:d="M12677 9025l-477 675" svg:viewBox="0 0 478 676">
          <text:p/>
        </draw:connector>
        <draw:connector draw:style-name="gr11" draw:text-style-name="P15" draw:layer="layout" draw:type="line" svg:x1="13.525cm" svg:y1="9.025cm" svg:x2="14.1cm" svg:y2="9.7cm" svg:d="M13525 9025l575 675" svg:viewBox="0 0 576 676">
          <text:p/>
        </draw:connector>
        <draw:custom-shape draw:style-name="gr8" draw:text-style-name="P11" xml:id="id363" draw:id="id363" draw:layer="layout" svg:width="1.198cm" svg:height="1.198cm" svg:x="12.5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1.7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3.6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2.125cm" svg:y1="7.425cm" svg:x2="12.677cm" svg:y2="8.177cm" draw:start-shape="id362" draw:start-glue-point="9" draw:end-shape="id363" draw:end-glue-point="5" svg:d="M12125 7425l552 752" svg:viewBox="0 0 553 753">
          <text:p/>
        </draw:connector>
        <draw:connector draw:style-name="gr15" draw:text-style-name="P21" draw:layer="layout" draw:type="line" svg:x1="11.277cm" svg:y1="7.425cm" svg:x2="10.525cm" svg:y2="8.177cm" draw:start-shape="id362" draw:start-glue-point="7" draw:end-shape="id364" draw:end-glue-point="11" svg:d="M11277 7425l-752 752" svg:viewBox="0 0 753 753">
          <text:p/>
        </draw:connector>
        <draw:connector draw:style-name="gr11" draw:text-style-name="P15" draw:layer="layout" draw:type="line" svg:x1="13.977cm" svg:y1="5.825cm" svg:x2="12.125cm" svg:y2="6.577cm" draw:start-shape="id352" draw:start-glue-point="7" draw:end-shape="id362" draw:end-glue-point="11" svg:d="M13977 5825l-1852 752" svg:viewBox="0 0 1853 753">
          <text:p/>
        </draw:connector>
        <draw:custom-shape draw:style-name="gr8" draw:text-style-name="P11" xml:id="id361" draw:id="id361" draw:layer="layout" svg:width="1.198cm" svg:height="1.198cm" svg:x="4.802cm" svg:y="7.902cm">
          <text:p text:style-name="P10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4.977cm" svg:y1="8.925cm" svg:x2="4.425cm" svg:y2="9.577cm" draw:start-shape="id361" draw:start-glue-point="7" draw:end-shape="id365" draw:end-glue-point="11" svg:d="M4977 8925l-552 652" svg:viewBox="0 0 553 653">
          <text:p/>
        </draw:connector>
        <draw:connector draw:style-name="gr11" draw:text-style-name="P15" draw:layer="layout" draw:type="line" svg:x1="4.425cm" svg:y1="10.425cm" svg:x2="5cm" svg:y2="11.1cm" draw:start-shape="id365" draw:start-glue-point="9" draw:end-shape="id366" draw:end-glue-point="0" svg:d="M4425 10425l575 675" svg:viewBox="0 0 576 676">
          <text:p/>
        </draw:connector>
        <draw:custom-shape draw:style-name="gr8" draw:text-style-name="P11" xml:id="id365" draw:id="id365" draw:layer="layout" svg:width="1.198cm" svg:height="1.198cm" svg:x="3.402cm" svg:y="9.4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66" draw:id="id366" draw:layer="layout" svg:width="1cm" svg:height="0.6cm" svg:x="4.5cm" svg:y="11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67" draw:id="id367" draw:layer="layout" svg:width="1cm" svg:height="0.6cm" svg:x="2.5cm" svg:y="11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3.577cm" svg:y1="10.425cm" svg:x2="3cm" svg:y2="11.1cm" draw:start-shape="id365" draw:start-glue-point="7" draw:end-shape="id367" draw:end-glue-point="0" svg:d="M3577 10425l-577 675" svg:viewBox="0 0 578 676">
          <text:p/>
        </draw:connector>
        <draw:frame draw:style-name="gr23" draw:text-style-name="P31" draw:layer="layout" svg:width="8.143cm" svg:height="5.371cm" svg:x="19.459cm" svg:y="2.202cm">
          <draw:text-box>
            <text:p text:style-name="P29">Caso 5:</text:p>
            <text:p text:style-name="P29"/>
            <text:p text:style-name="P29">-Pai vermelho</text:p>
            <text:p text:style-name="P29">-Tio preto</text:p>
            <text:p text:style-name="P29">-Avô preto</text:p>
            <text:p text:style-name="P29"/>
            <text:p text:style-name="P29">Rotação dupla: esquerda e uma</text:p>
            <text:p text:style-name="P29">à direita</text:p>
            <text:p text:style-name="P29"/>
            <text:p text:style-name="P29">Primeira à esquerda</text:p>
          </draw:text-box>
        </draw:frame>
        <presentation:notes draw:style-name="dp1">
          <draw:page-thumbnail draw:style-name="gr5" draw:layer="layout" svg:width="19.798cm" svg:height="11.136cm" svg:x="0.6cm" svg:y="2.257cm" draw:page-number="29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368" draw:id="id368" draw:layer="layout" svg:width="1.522cm" svg:height="0.962cm" svg:x="12.14cm" svg:y="1.838cm">
          <draw:text-box>
            <text:p text:style-name="P24">raiz</text:p>
          </draw:text-box>
        </draw:frame>
        <draw:connector draw:style-name="gr3" draw:text-style-name="P3" draw:layer="layout" svg:x1="12.901cm" svg:y1="2.8cm" svg:x2="12.901cm" svg:y2="3.302cm" draw:start-shape="id368" draw:start-glue-point="2" draw:end-shape="id369" draw:end-glue-point="4" svg:d="M129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369" draw:id="id369" draw:layer="layout" svg:width="1.198cm" svg:height="1.198cm" svg:x="12.3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2.477cm" svg:y1="4.325cm" svg:x2="7.225cm" svg:y2="4.977cm" draw:start-shape="id369" draw:start-glue-point="7" draw:end-shape="id370" draw:end-glue-point="11" svg:d="M12477 4325l-5252 652" svg:viewBox="0 0 5253 653">
          <text:p/>
        </draw:connector>
        <draw:connector draw:style-name="gr11" draw:text-style-name="P15" draw:layer="layout" draw:type="line" svg:x1="13.325cm" svg:y1="4.325cm" svg:x2="18.777cm" svg:y2="4.977cm" draw:start-shape="id369" draw:start-glue-point="9" draw:end-shape="id371" draw:end-glue-point="5" svg:d="M13325 4325l5452 652" svg:viewBox="0 0 5453 653">
          <text:p/>
        </draw:connector>
        <draw:custom-shape draw:style-name="gr8" draw:text-style-name="P11" xml:id="id371" draw:id="id371" draw:layer="layout" svg:width="1.198cm" svg:height="1.198cm" svg:x="18.6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9.625cm" svg:y1="5.825cm" svg:x2="21.577cm" svg:y2="6.577cm" draw:start-shape="id371" draw:start-glue-point="9" draw:end-shape="id372" draw:end-glue-point="5" svg:d="M19625 5825l1952 752" svg:viewBox="0 0 1953 753">
          <text:p/>
        </draw:connector>
        <draw:custom-shape draw:style-name="gr8" draw:text-style-name="P11" xml:id="id370" draw:id="id370" draw:layer="layout" svg:width="1.198cm" svg:height="1.198cm" svg:x="6.2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7.225cm" svg:y1="5.825cm" svg:x2="9.077cm" svg:y2="6.577cm" draw:start-shape="id370" draw:start-glue-point="9" draw:end-shape="id373" draw:end-glue-point="5" svg:d="M7225 5825l1852 752" svg:viewBox="0 0 1853 753">
          <text:p/>
        </draw:connector>
        <draw:connector draw:style-name="gr15" draw:text-style-name="P21" draw:layer="layout" draw:type="line" svg:x1="6.377cm" svg:y1="5.825cm" svg:x2="4.225cm" svg:y2="6.577cm" draw:end-shape="id374" draw:end-glue-point="11" svg:d="M6377 5825l-2152 752" svg:viewBox="0 0 2153 753">
          <text:p/>
        </draw:connector>
        <draw:custom-shape draw:style-name="gr9" draw:text-style-name="P22" xml:id="id372" draw:id="id372" draw:layer="layout" svg:width="1.198cm" svg:height="1.198cm" svg:x="21.4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75" draw:id="id375" draw:layer="layout" svg:width="1cm" svg:height="0.6cm" svg:x="20.6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76" draw:id="id376" draw:layer="layout" svg:width="1cm" svg:height="0.6cm" svg:x="2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21.577cm" svg:y1="7.425cm" svg:x2="21.1cm" svg:y2="8.1cm" draw:start-shape="id372" draw:start-glue-point="7" draw:end-shape="id375" draw:end-glue-point="0" svg:d="M21577 7425l-477 675" svg:viewBox="0 0 478 676">
          <text:p/>
        </draw:connector>
        <draw:connector draw:style-name="gr15" draw:text-style-name="P21" draw:layer="layout" draw:type="line" svg:x1="22.425cm" svg:y1="7.425cm" svg:x2="23cm" svg:y2="8.1cm" draw:start-shape="id372" draw:start-glue-point="9" draw:end-shape="id376" draw:end-glue-point="0" svg:d="M22425 7425l575 675" svg:viewBox="0 0 576 676">
          <text:p/>
        </draw:connector>
        <draw:connector draw:style-name="gr11" draw:text-style-name="P15" draw:layer="layout" draw:type="line" svg:x1="3.377cm" svg:y1="7.425cm" svg:x2="2.8cm" svg:y2="8.1cm" draw:start-shape="id374" draw:start-glue-point="7" draw:end-shape="id377" draw:end-glue-point="0" svg:d="M3377 7425l-577 675" svg:viewBox="0 0 578 676">
          <text:p/>
        </draw:connector>
        <draw:connector draw:style-name="gr11" draw:text-style-name="P15" draw:layer="layout" draw:type="line" svg:x1="4.225cm" svg:y1="7.425cm" svg:x2="4.8cm" svg:y2="8.1cm" draw:start-shape="id374" draw:start-glue-point="9" draw:end-shape="id378" draw:end-glue-point="0" svg:d="M4225 7425l575 675" svg:viewBox="0 0 576 676">
          <text:p/>
        </draw:connector>
        <draw:custom-shape draw:style-name="gr9" draw:text-style-name="P22" xml:id="id374" draw:id="id374" draw:layer="layout" svg:width="1.198cm" svg:height="1.198cm" svg:x="3.2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78" draw:id="id378" draw:layer="layout" svg:width="1cm" svg:height="0.6cm" svg:x="4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77" draw:id="id377" draw:layer="layout" svg:width="1cm" svg:height="0.6cm" svg:x="2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9" draw:text-style-name="P22" xml:id="id379" draw:id="id379" draw:layer="layout" svg:width="1.198cm" svg:height="1.198cm" svg:x="15.9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4.477cm" svg:y1="9.025cm" svg:x2="14cm" svg:y2="9.7cm" svg:d="M14477 9025l-477 675" svg:viewBox="0 0 478 676">
          <text:p/>
        </draw:connector>
        <draw:connector draw:style-name="gr11" draw:text-style-name="P15" draw:layer="layout" draw:type="line" svg:x1="15.325cm" svg:y1="9.025cm" svg:x2="15.9cm" svg:y2="9.7cm" svg:d="M15325 9025l575 675" svg:viewBox="0 0 576 676">
          <text:p/>
        </draw:connector>
        <draw:custom-shape draw:style-name="gr8" draw:text-style-name="P11" xml:id="id381" draw:id="id381" draw:layer="layout" svg:width="1.198cm" svg:height="1.198cm" svg:x="14.3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3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5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7.477cm" svg:y1="9.025cm" svg:x2="17cm" svg:y2="9.7cm" svg:d="M17477 9025l-477 675" svg:viewBox="0 0 478 676">
          <text:p/>
        </draw:connector>
        <draw:connector draw:style-name="gr11" draw:text-style-name="P15" draw:layer="layout" draw:type="line" svg:x1="18.325cm" svg:y1="9.025cm" svg:x2="18.9cm" svg:y2="9.7cm" svg:d="M18325 9025l575 675" svg:viewBox="0 0 576 676">
          <text:p/>
        </draw:connector>
        <draw:custom-shape draw:style-name="gr8" draw:text-style-name="P11" xml:id="id380" draw:id="id380" draw:layer="layout" svg:width="1.198cm" svg:height="1.198cm" svg:x="17.3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6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8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925cm" svg:y1="7.425cm" svg:x2="17.477cm" svg:y2="8.177cm" draw:start-shape="id379" draw:start-glue-point="9" draw:end-shape="id380" draw:end-glue-point="5" svg:d="M16925 7425l552 752" svg:viewBox="0 0 553 753">
          <text:p/>
        </draw:connector>
        <draw:connector draw:style-name="gr15" draw:text-style-name="P21" draw:layer="layout" draw:type="line" svg:x1="16.077cm" svg:y1="7.425cm" svg:x2="15.325cm" svg:y2="8.177cm" draw:start-shape="id379" draw:start-glue-point="7" draw:end-shape="id381" draw:end-glue-point="11" svg:d="M16077 7425l-752 752" svg:viewBox="0 0 753 753">
          <text:p/>
        </draw:connector>
        <draw:connector draw:style-name="gr11" draw:text-style-name="P15" draw:layer="layout" draw:type="line" svg:x1="18.777cm" svg:y1="5.825cm" svg:x2="16.925cm" svg:y2="6.577cm" draw:start-shape="id371" draw:start-glue-point="7" draw:end-shape="id379" draw:end-glue-point="11" svg:d="M18777 5825l-1852 752" svg:viewBox="0 0 1853 753">
          <text:p/>
        </draw:connector>
        <draw:frame draw:style-name="gr24" draw:text-style-name="P31" draw:layer="layout" svg:width="8.143cm" svg:height="3.095cm" svg:x="22.459cm" svg:y="2.202cm">
          <draw:text-box>
            <text:p text:style-name="P29">Caso 5:</text:p>
            <text:p text:style-name="P29"/>
            <text:p text:style-name="P29">Segunda à direita</text:p>
          </draw:text-box>
        </draw:frame>
        <draw:custom-shape draw:style-name="gr8" draw:text-style-name="P11" xml:id="id373" draw:id="id373" draw:layer="layout" svg:width="1.198cm" svg:height="1.198cm" svg:x="8.902cm" svg:y="6.402cm">
          <text:p text:style-name="P10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7.477cm" svg:y1="9.025cm" svg:x2="7cm" svg:y2="9.7cm" svg:d="M7477 9025l-477 675" svg:viewBox="0 0 478 676">
          <text:p/>
        </draw:connector>
        <draw:connector draw:style-name="gr11" draw:text-style-name="P15" draw:layer="layout" draw:type="line" svg:x1="8.325cm" svg:y1="9.025cm" svg:x2="8.9cm" svg:y2="9.7cm" svg:d="M8325 9025l575 675" svg:viewBox="0 0 576 676">
          <text:p/>
        </draw:connector>
        <draw:custom-shape draw:style-name="gr8" draw:text-style-name="P11" xml:id="id383" draw:id="id383" draw:layer="layout" svg:width="1.198cm" svg:height="1.198cm" svg:x="7.302cm" svg:y="8.0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6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8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0.477cm" svg:y1="9.025cm" svg:x2="10cm" svg:y2="9.7cm" svg:d="M10477 9025l-477 675" svg:viewBox="0 0 478 676">
          <text:p/>
        </draw:connector>
        <draw:connector draw:style-name="gr11" draw:text-style-name="P15" draw:layer="layout" draw:type="line" svg:x1="11.325cm" svg:y1="9.025cm" svg:x2="11.9cm" svg:y2="9.7cm" svg:d="M11325 9025l575 675" svg:viewBox="0 0 576 676">
          <text:p/>
        </draw:connector>
        <draw:custom-shape draw:style-name="gr9" draw:text-style-name="P22" xml:id="id382" draw:id="id382" draw:layer="layout" svg:width="1.198cm" svg:height="1.198cm" svg:x="10.302cm" svg:y="8.0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9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1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925cm" svg:y1="7.425cm" svg:x2="10.477cm" svg:y2="8.177cm" draw:start-shape="id373" draw:start-glue-point="9" draw:end-shape="id382" draw:end-glue-point="5" svg:d="M9925 7425l552 752" svg:viewBox="0 0 553 753">
          <text:p/>
        </draw:connector>
        <draw:connector draw:style-name="gr15" draw:text-style-name="P21" draw:layer="layout" draw:type="line" svg:x1="9.077cm" svg:y1="7.425cm" svg:x2="8.325cm" svg:y2="8.177cm" draw:start-shape="id373" draw:start-glue-point="7" draw:end-shape="id383" draw:end-glue-point="11" svg:d="M9077 7425l-752 752" svg:viewBox="0 0 753 753">
          <text:p/>
        </draw:connector>
        <presentation:notes draw:style-name="dp1">
          <draw:page-thumbnail draw:style-name="gr5" draw:layer="layout" svg:width="19.798cm" svg:height="11.136cm" svg:x="0.6cm" svg:y="2.257cm" draw:page-number="3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3" draw:text-style-name="P5" draw:layer="layout" svg:width="3.399cm" svg:height="1.182cm" svg:x="1.401cm" svg:y="0.476cm" presentation:class="title" presentation:user-transformed="true">
          <draw:text-box>
            <text:p text:style-name="P5">Inserir:</text:p>
          </draw:text-box>
        </draw:frame>
        <draw:frame draw:style-name="gr1" draw:text-style-name="P25" xml:id="id384" draw:id="id384" draw:layer="layout" svg:width="1.522cm" svg:height="0.962cm" svg:x="12.14cm" svg:y="1.838cm">
          <draw:text-box>
            <text:p text:style-name="P24">raiz</text:p>
          </draw:text-box>
        </draw:frame>
        <draw:connector draw:style-name="gr3" draw:text-style-name="P3" draw:layer="layout" svg:x1="12.901cm" svg:y1="2.8cm" svg:x2="12.901cm" svg:y2="3.302cm" draw:start-shape="id384" draw:start-glue-point="2" draw:end-shape="id385" draw:end-glue-point="4" svg:d="M12901 2800v502" svg:viewBox="0 0 1 503">
          <text:p/>
        </draw:connector>
        <draw:custom-shape draw:style-name="gr6" draw:text-style-name="P7" draw:layer="layout" svg:width="1.198cm" svg:height="1.198cm" svg:x="4.802cm" svg:y="0.5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6.203cm" svg:y="0.501cm">
          <text:p text:style-name="P6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3cm" svg:y="0.501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4cm" svg:y="0.502cm">
          <text:p text:style-name="P6"><text:span text:style-name="T2">L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0.404cm" svg:y="0.502cm">
          <text:p text:style-name="P6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1.805cm" svg:y="0.503cm">
          <text:p text:style-name="P6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7.604cm" svg:y="0.502cm">
          <text:p text:style-name="P6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9.005cm" svg:y="0.503cm">
          <text:p text:style-name="P6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3.204cm" svg:y="0.502cm">
          <text:p text:style-name="P6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4.605cm" svg:y="0.503cm">
          <text:p text:style-name="P6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6.006cm" svg:y="0.504cm">
          <text:p text:style-name="P6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198cm" svg:height="1.198cm" svg:x="17.405cm" svg:y="0.503cm">
          <text:p text:style-name="P6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198cm" svg:height="1.198cm" svg:x="18.806cm" svg:y="0.504cm">
          <text:p text:style-name="P6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.198cm" svg:height="1.198cm" svg:x="4.803cm" svg:y="0.501cm">
          <text:p text:style-name="P6"><text:span text:style-name="T2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2" xml:id="id385" draw:id="id385" draw:layer="layout" svg:width="1.198cm" svg:height="1.198cm" svg:x="12.302cm" svg:y="3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2.477cm" svg:y1="4.325cm" svg:x2="7.225cm" svg:y2="4.977cm" draw:start-shape="id385" draw:start-glue-point="7" draw:end-shape="id386" draw:end-glue-point="11" svg:d="M12477 4325l-5252 652" svg:viewBox="0 0 5253 653">
          <text:p/>
        </draw:connector>
        <draw:connector draw:style-name="gr11" draw:text-style-name="P15" draw:layer="layout" draw:type="line" svg:x1="13.325cm" svg:y1="4.325cm" svg:x2="18.777cm" svg:y2="4.977cm" draw:start-shape="id385" draw:start-glue-point="9" draw:end-shape="id387" draw:end-glue-point="5" svg:d="M13325 4325l5452 652" svg:viewBox="0 0 5453 653">
          <text:p/>
        </draw:connector>
        <draw:custom-shape draw:style-name="gr8" draw:text-style-name="P11" xml:id="id387" draw:id="id387" draw:layer="layout" svg:width="1.198cm" svg:height="1.198cm" svg:x="18.602cm" svg:y="4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19.625cm" svg:y1="5.825cm" svg:x2="21.577cm" svg:y2="6.577cm" draw:start-shape="id387" draw:start-glue-point="9" draw:end-shape="id388" draw:end-glue-point="5" svg:d="M19625 5825l1952 752" svg:viewBox="0 0 1953 753">
          <text:p/>
        </draw:connector>
        <draw:custom-shape draw:style-name="gr8" draw:text-style-name="P11" xml:id="id386" draw:id="id386" draw:layer="layout" svg:width="1.198cm" svg:height="1.198cm" svg:x="6.202cm" svg:y="4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7.225cm" svg:y1="5.825cm" svg:x2="9.077cm" svg:y2="6.577cm" draw:start-shape="id386" draw:start-glue-point="9" draw:end-shape="id389" draw:end-glue-point="5" svg:d="M7225 5825l1852 752" svg:viewBox="0 0 1853 753">
          <text:p/>
        </draw:connector>
        <draw:connector draw:style-name="gr15" draw:text-style-name="P21" draw:layer="layout" draw:type="line" svg:x1="6.377cm" svg:y1="5.825cm" svg:x2="4.225cm" svg:y2="6.577cm" draw:end-shape="id390" draw:end-glue-point="11" svg:d="M6377 5825l-2152 752" svg:viewBox="0 0 2153 753">
          <text:p/>
        </draw:connector>
        <draw:custom-shape draw:style-name="gr9" draw:text-style-name="P22" xml:id="id388" draw:id="id388" draw:layer="layout" svg:width="1.198cm" svg:height="1.198cm" svg:x="21.402cm" svg:y="6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91" draw:id="id391" draw:layer="layout" svg:width="1cm" svg:height="0.6cm" svg:x="20.6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92" draw:id="id392" draw:layer="layout" svg:width="1cm" svg:height="0.6cm" svg:x="22.5cm" svg:y="8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21.577cm" svg:y1="7.425cm" svg:x2="21.1cm" svg:y2="8.1cm" draw:start-shape="id388" draw:start-glue-point="7" draw:end-shape="id391" draw:end-glue-point="0" svg:d="M21577 7425l-477 675" svg:viewBox="0 0 478 676">
          <text:p/>
        </draw:connector>
        <draw:connector draw:style-name="gr15" draw:text-style-name="P21" draw:layer="layout" draw:type="line" svg:x1="22.425cm" svg:y1="7.425cm" svg:x2="23cm" svg:y2="8.1cm" draw:start-shape="id388" draw:start-glue-point="9" draw:end-shape="id392" draw:end-glue-point="0" svg:d="M22425 7425l575 675" svg:viewBox="0 0 576 676">
          <text:p/>
        </draw:connector>
        <draw:connector draw:style-name="gr11" draw:text-style-name="P15" draw:layer="layout" draw:type="line" svg:x1="3.377cm" svg:y1="7.425cm" svg:x2="2.8cm" svg:y2="8.1cm" draw:start-shape="id390" draw:start-glue-point="7" draw:end-shape="id393" draw:end-glue-point="0" svg:d="M3377 7425l-577 675" svg:viewBox="0 0 578 676">
          <text:p/>
        </draw:connector>
        <draw:connector draw:style-name="gr11" draw:text-style-name="P15" draw:layer="layout" draw:type="line" svg:x1="4.225cm" svg:y1="7.425cm" svg:x2="4.8cm" svg:y2="8.1cm" draw:start-shape="id390" draw:start-glue-point="9" draw:end-shape="id394" draw:end-glue-point="0" svg:d="M4225 7425l575 675" svg:viewBox="0 0 576 676">
          <text:p/>
        </draw:connector>
        <draw:custom-shape draw:style-name="gr9" draw:text-style-name="P22" xml:id="id390" draw:id="id390" draw:layer="layout" svg:width="1.198cm" svg:height="1.198cm" svg:x="3.202cm" svg:y="6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94" draw:id="id394" draw:layer="layout" svg:width="1cm" svg:height="0.6cm" svg:x="4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93" draw:id="id393" draw:layer="layout" svg:width="1cm" svg:height="0.6cm" svg:x="2.3cm" svg:y="8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9" draw:text-style-name="P22" xml:id="id395" draw:id="id395" draw:layer="layout" svg:width="1.198cm" svg:height="1.198cm" svg:x="15.902cm" svg:y="6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4.477cm" svg:y1="9.025cm" svg:x2="14cm" svg:y2="9.7cm" svg:d="M14477 9025l-477 675" svg:viewBox="0 0 478 676">
          <text:p/>
        </draw:connector>
        <draw:connector draw:style-name="gr11" draw:text-style-name="P15" draw:layer="layout" draw:type="line" svg:x1="15.325cm" svg:y1="9.025cm" svg:x2="15.9cm" svg:y2="9.7cm" svg:d="M15325 9025l575 675" svg:viewBox="0 0 576 676">
          <text:p/>
        </draw:connector>
        <draw:custom-shape draw:style-name="gr8" draw:text-style-name="P11" xml:id="id397" draw:id="id397" draw:layer="layout" svg:width="1.198cm" svg:height="1.198cm" svg:x="14.302cm" svg:y="8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3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5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7.477cm" svg:y1="9.025cm" svg:x2="17cm" svg:y2="9.7cm" svg:d="M17477 9025l-477 675" svg:viewBox="0 0 478 676">
          <text:p/>
        </draw:connector>
        <draw:connector draw:style-name="gr11" draw:text-style-name="P15" draw:layer="layout" draw:type="line" svg:x1="18.325cm" svg:y1="9.025cm" svg:x2="18.9cm" svg:y2="9.7cm" svg:d="M18325 9025l575 675" svg:viewBox="0 0 576 676">
          <text:p/>
        </draw:connector>
        <draw:custom-shape draw:style-name="gr8" draw:text-style-name="P11" xml:id="id396" draw:id="id396" draw:layer="layout" svg:width="1.198cm" svg:height="1.198cm" svg:x="17.302cm" svg:y="8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6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8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6.925cm" svg:y1="7.425cm" svg:x2="17.477cm" svg:y2="8.177cm" draw:start-shape="id395" draw:start-glue-point="9" draw:end-shape="id396" draw:end-glue-point="5" svg:d="M16925 7425l552 752" svg:viewBox="0 0 553 753">
          <text:p/>
        </draw:connector>
        <draw:connector draw:style-name="gr15" draw:text-style-name="P21" draw:layer="layout" draw:type="line" svg:x1="16.077cm" svg:y1="7.425cm" svg:x2="15.325cm" svg:y2="8.177cm" draw:start-shape="id395" draw:start-glue-point="7" draw:end-shape="id397" draw:end-glue-point="11" svg:d="M16077 7425l-752 752" svg:viewBox="0 0 753 753">
          <text:p/>
        </draw:connector>
        <draw:connector draw:style-name="gr11" draw:text-style-name="P15" draw:layer="layout" draw:type="line" svg:x1="18.777cm" svg:y1="5.825cm" svg:x2="16.925cm" svg:y2="6.577cm" draw:start-shape="id387" draw:start-glue-point="7" draw:end-shape="id395" draw:end-glue-point="11" svg:d="M18777 5825l-1852 752" svg:viewBox="0 0 1853 753">
          <text:p/>
        </draw:connector>
        <draw:frame draw:style-name="gr25" draw:text-style-name="P31" draw:layer="layout" svg:width="8.143cm" svg:height="3.095cm" svg:x="22.459cm" svg:y="2.202cm">
          <draw:text-box>
            <text:p text:style-name="P29">Caso 5:</text:p>
            <text:p text:style-name="P29"/>
            <text:p text:style-name="P29">Altera as cores do noh</text:p>
            <text:p text:style-name="P29">e do avô</text:p>
          </draw:text-box>
        </draw:frame>
        <draw:custom-shape draw:style-name="gr9" draw:text-style-name="P22" xml:id="id389" draw:id="id389" draw:layer="layout" svg:width="1.198cm" svg:height="1.198cm" svg:x="8.902cm" svg:y="6.402cm">
          <text:p text:style-name="P10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7.477cm" svg:y1="9.025cm" svg:x2="7cm" svg:y2="9.7cm" svg:d="M7477 9025l-477 675" svg:viewBox="0 0 478 676">
          <text:p/>
        </draw:connector>
        <draw:connector draw:style-name="gr11" draw:text-style-name="P15" draw:layer="layout" draw:type="line" svg:x1="8.325cm" svg:y1="9.025cm" svg:x2="8.9cm" svg:y2="9.7cm" svg:d="M8325 9025l575 675" svg:viewBox="0 0 576 676">
          <text:p/>
        </draw:connector>
        <draw:custom-shape draw:style-name="gr8" draw:text-style-name="P11" xml:id="id399" draw:id="id399" draw:layer="layout" svg:width="1.198cm" svg:height="1.198cm" svg:x="7.302cm" svg:y="8.0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6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8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0.477cm" svg:y1="9.025cm" svg:x2="10cm" svg:y2="9.7cm" svg:d="M10477 9025l-477 675" svg:viewBox="0 0 478 676">
          <text:p/>
        </draw:connector>
        <draw:connector draw:style-name="gr11" draw:text-style-name="P15" draw:layer="layout" draw:type="line" svg:x1="11.325cm" svg:y1="9.025cm" svg:x2="11.9cm" svg:y2="9.7cm" svg:d="M11325 9025l575 675" svg:viewBox="0 0 576 676">
          <text:p/>
        </draw:connector>
        <draw:custom-shape draw:style-name="gr8" draw:text-style-name="P11" xml:id="id398" draw:id="id398" draw:layer="layout" svg:width="1.198cm" svg:height="1.198cm" svg:x="10.302cm" svg:y="8.0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9.5cm" svg:y="9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1.4cm" svg:y="9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9.925cm" svg:y1="7.425cm" svg:x2="10.477cm" svg:y2="8.177cm" draw:start-shape="id389" draw:start-glue-point="9" draw:end-shape="id398" draw:end-glue-point="5" svg:d="M9925 7425l552 752" svg:viewBox="0 0 553 753">
          <text:p/>
        </draw:connector>
        <draw:connector draw:style-name="gr15" draw:text-style-name="P21" draw:layer="layout" draw:type="line" svg:x1="9.077cm" svg:y1="7.425cm" svg:x2="8.325cm" svg:y2="8.177cm" draw:start-shape="id389" draw:start-glue-point="7" draw:end-shape="id399" draw:end-glue-point="11" svg:d="M9077 7425l-752 752" svg:viewBox="0 0 753 753">
          <text:p/>
        </draw:connector>
        <presentation:notes draw:style-name="dp1">
          <draw:page-thumbnail draw:style-name="gr5" draw:layer="layout" svg:width="19.798cm" svg:height="11.136cm" svg:x="0.6cm" svg:y="2.257cm" draw:page-number="3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6cm" svg:height="2.363cm" svg:x="1.401cm" svg:y="-0.114cm" presentation:class="title" presentation:user-transformed="true">
          <draw:text-box>
            <text:p text:style-name="P5">Resultado:</text:p>
          </draw:text-box>
        </draw:frame>
        <draw:frame draw:style-name="gr1" draw:text-style-name="P25" xml:id="id400" draw:id="id400" draw:layer="layout" svg:width="1.522cm" svg:height="0.962cm" svg:x="12.94cm" svg:y="2.838cm">
          <draw:text-box>
            <text:p text:style-name="P24">raiz</text:p>
          </draw:text-box>
        </draw:frame>
        <draw:connector draw:style-name="gr3" draw:text-style-name="P3" draw:layer="layout" svg:x1="13.701cm" svg:y1="3.8cm" svg:x2="13.701cm" svg:y2="4.302cm" draw:start-shape="id400" draw:start-glue-point="2" draw:end-shape="id401" draw:end-glue-point="4" svg:d="M13701 3800v502" svg:viewBox="0 0 1 503">
          <text:p/>
        </draw:connector>
        <draw:custom-shape draw:style-name="gr9" draw:text-style-name="P22" xml:id="id401" draw:id="id401" draw:layer="layout" svg:width="1.198cm" svg:height="1.198cm" svg:x="13.102cm" svg:y="4.302cm">
          <text:p text:style-name="P10"><text:span text:style-name="T3">K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3.277cm" svg:y1="5.325cm" svg:x2="8.025cm" svg:y2="5.977cm" draw:start-shape="id401" draw:start-glue-point="7" draw:end-shape="id402" draw:end-glue-point="11" svg:d="M13277 5325l-5252 652" svg:viewBox="0 0 5253 653">
          <text:p/>
        </draw:connector>
        <draw:connector draw:style-name="gr11" draw:text-style-name="P15" draw:layer="layout" draw:type="line" svg:x1="14.125cm" svg:y1="5.325cm" svg:x2="19.577cm" svg:y2="5.977cm" draw:start-shape="id401" draw:start-glue-point="9" draw:end-shape="id403" draw:end-glue-point="5" svg:d="M14125 5325l5452 652" svg:viewBox="0 0 5453 653">
          <text:p/>
        </draw:connector>
        <draw:custom-shape draw:style-name="gr8" draw:text-style-name="P11" xml:id="id403" draw:id="id403" draw:layer="layout" svg:width="1.198cm" svg:height="1.198cm" svg:x="19.402cm" svg:y="5.802cm">
          <text:p text:style-name="P10"><text:span text:style-name="T2">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8" draw:layer="layout" draw:type="line" svg:x1="20.425cm" svg:y1="6.825cm" svg:x2="22.377cm" svg:y2="7.577cm" draw:start-shape="id403" draw:start-glue-point="9" draw:end-shape="id404" draw:end-glue-point="5" svg:d="M20425 6825l1952 752" svg:viewBox="0 0 1953 753">
          <text:p/>
        </draw:connector>
        <draw:custom-shape draw:style-name="gr8" draw:text-style-name="P11" xml:id="id402" draw:id="id402" draw:layer="layout" svg:width="1.198cm" svg:height="1.198cm" svg:x="7.002cm" svg:y="5.802cm">
          <text:p text:style-name="P10"><text:span text:style-name="T2">B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draw:type="line" svg:x1="8.025cm" svg:y1="6.825cm" svg:x2="9.877cm" svg:y2="7.577cm" draw:start-shape="id402" draw:start-glue-point="9" draw:end-shape="id405" draw:end-glue-point="5" svg:d="M8025 6825l1852 752" svg:viewBox="0 0 1853 753">
          <text:p/>
        </draw:connector>
        <draw:connector draw:style-name="gr15" draw:text-style-name="P21" draw:layer="layout" draw:type="line" svg:x1="7.177cm" svg:y1="6.825cm" svg:x2="5.025cm" svg:y2="7.577cm" draw:end-shape="id406" draw:end-glue-point="11" svg:d="M7177 6825l-2152 752" svg:viewBox="0 0 2153 753">
          <text:p/>
        </draw:connector>
        <draw:custom-shape draw:style-name="gr9" draw:text-style-name="P22" xml:id="id404" draw:id="id404" draw:layer="layout" svg:width="1.198cm" svg:height="1.198cm" svg:x="22.202cm" svg:y="7.402cm">
          <text:p text:style-name="P10"><text:span text:style-name="T2">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07" draw:id="id407" draw:layer="layout" svg:width="1cm" svg:height="0.6cm" svg:x="21.4cm" svg:y="9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08" draw:id="id408" draw:layer="layout" svg:width="1cm" svg:height="0.6cm" svg:x="23.3cm" svg:y="9.1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22.377cm" svg:y1="8.425cm" svg:x2="21.9cm" svg:y2="9.1cm" draw:start-shape="id404" draw:start-glue-point="7" draw:end-shape="id407" draw:end-glue-point="0" svg:d="M22377 8425l-477 675" svg:viewBox="0 0 478 676">
          <text:p/>
        </draw:connector>
        <draw:connector draw:style-name="gr15" draw:text-style-name="P21" draw:layer="layout" draw:type="line" svg:x1="23.225cm" svg:y1="8.425cm" svg:x2="23.8cm" svg:y2="9.1cm" draw:start-shape="id404" draw:start-glue-point="9" draw:end-shape="id408" draw:end-glue-point="0" svg:d="M23225 8425l575 675" svg:viewBox="0 0 576 676">
          <text:p/>
        </draw:connector>
        <draw:connector draw:style-name="gr11" draw:text-style-name="P15" draw:layer="layout" draw:type="line" svg:x1="4.177cm" svg:y1="8.425cm" svg:x2="3.6cm" svg:y2="9.1cm" draw:start-shape="id406" draw:start-glue-point="7" draw:end-shape="id409" draw:end-glue-point="0" svg:d="M4177 8425l-577 675" svg:viewBox="0 0 578 676">
          <text:p/>
        </draw:connector>
        <draw:connector draw:style-name="gr11" draw:text-style-name="P15" draw:layer="layout" draw:type="line" svg:x1="5.025cm" svg:y1="8.425cm" svg:x2="5.6cm" svg:y2="9.1cm" draw:start-shape="id406" draw:start-glue-point="9" draw:end-shape="id410" draw:end-glue-point="0" svg:d="M5025 8425l575 675" svg:viewBox="0 0 576 676">
          <text:p/>
        </draw:connector>
        <draw:custom-shape draw:style-name="gr9" draw:text-style-name="P22" xml:id="id406" draw:id="id406" draw:layer="layout" svg:width="1.198cm" svg:height="1.198cm" svg:x="4.002cm" svg:y="7.402cm">
          <text:p text:style-name="P10"><text:span text:style-name="T2">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10" draw:id="id410" draw:layer="layout" svg:width="1cm" svg:height="0.6cm" svg:x="5.1cm" svg:y="9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09" draw:id="id409" draw:layer="layout" svg:width="1cm" svg:height="0.6cm" svg:x="3.1cm" svg:y="9.1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9" draw:text-style-name="P22" xml:id="id411" draw:id="id411" draw:layer="layout" svg:width="1.198cm" svg:height="1.198cm" svg:x="16.702cm" svg:y="7.402cm">
          <text:p text:style-name="P10"><text:span text:style-name="T2">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15.277cm" svg:y1="10.025cm" svg:x2="14.8cm" svg:y2="10.7cm" svg:d="M15277 10025l-477 675" svg:viewBox="0 0 478 676">
          <text:p/>
        </draw:connector>
        <draw:connector draw:style-name="gr11" draw:text-style-name="P15" draw:layer="layout" draw:type="line" svg:x1="16.125cm" svg:y1="10.025cm" svg:x2="16.7cm" svg:y2="10.7cm" svg:d="M16125 10025l575 675" svg:viewBox="0 0 576 676">
          <text:p/>
        </draw:connector>
        <draw:custom-shape draw:style-name="gr8" draw:text-style-name="P11" xml:id="id413" draw:id="id413" draw:layer="layout" svg:width="1.198cm" svg:height="1.198cm" svg:x="15.102cm" svg:y="9.002cm">
          <text:p text:style-name="P10"><text:span text:style-name="T2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4.3cm" svg:y="10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6.2cm" svg:y="10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8.277cm" svg:y1="10.025cm" svg:x2="17.8cm" svg:y2="10.7cm" svg:d="M18277 10025l-477 675" svg:viewBox="0 0 478 676">
          <text:p/>
        </draw:connector>
        <draw:connector draw:style-name="gr11" draw:text-style-name="P15" draw:layer="layout" draw:type="line" svg:x1="19.125cm" svg:y1="10.025cm" svg:x2="19.7cm" svg:y2="10.7cm" svg:d="M19125 10025l575 675" svg:viewBox="0 0 576 676">
          <text:p/>
        </draw:connector>
        <draw:custom-shape draw:style-name="gr8" draw:text-style-name="P11" xml:id="id412" draw:id="id412" draw:layer="layout" svg:width="1.198cm" svg:height="1.198cm" svg:x="18.102cm" svg:y="9.002cm">
          <text:p text:style-name="P10"><text:span text:style-name="T2">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7.3cm" svg:y="10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9.2cm" svg:y="10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7.725cm" svg:y1="8.425cm" svg:x2="18.277cm" svg:y2="9.177cm" draw:start-shape="id411" draw:start-glue-point="9" draw:end-shape="id412" draw:end-glue-point="5" svg:d="M17725 8425l552 752" svg:viewBox="0 0 553 753">
          <text:p/>
        </draw:connector>
        <draw:connector draw:style-name="gr15" draw:text-style-name="P21" draw:layer="layout" draw:type="line" svg:x1="16.877cm" svg:y1="8.425cm" svg:x2="16.125cm" svg:y2="9.177cm" draw:start-shape="id411" draw:start-glue-point="7" draw:end-shape="id413" draw:end-glue-point="11" svg:d="M16877 8425l-752 752" svg:viewBox="0 0 753 753">
          <text:p/>
        </draw:connector>
        <draw:connector draw:style-name="gr11" draw:text-style-name="P15" draw:layer="layout" draw:type="line" svg:x1="19.577cm" svg:y1="6.825cm" svg:x2="17.725cm" svg:y2="7.577cm" draw:start-shape="id403" draw:start-glue-point="7" draw:end-shape="id411" draw:end-glue-point="11" svg:d="M19577 6825l-1852 752" svg:viewBox="0 0 1853 753">
          <text:p/>
        </draw:connector>
        <draw:custom-shape draw:style-name="gr9" draw:text-style-name="P22" xml:id="id405" draw:id="id405" draw:layer="layout" svg:width="1.198cm" svg:height="1.198cm" svg:x="9.702cm" svg:y="7.402cm">
          <text:p text:style-name="P10"><text:span text:style-name="T2">J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5" draw:layer="layout" draw:type="line" svg:x1="8.277cm" svg:y1="10.025cm" svg:x2="7.8cm" svg:y2="10.7cm" svg:d="M8277 10025l-477 675" svg:viewBox="0 0 478 676">
          <text:p/>
        </draw:connector>
        <draw:connector draw:style-name="gr11" draw:text-style-name="P15" draw:layer="layout" draw:type="line" svg:x1="9.125cm" svg:y1="10.025cm" svg:x2="9.7cm" svg:y2="10.7cm" svg:d="M9125 10025l575 675" svg:viewBox="0 0 576 676">
          <text:p/>
        </draw:connector>
        <draw:custom-shape draw:style-name="gr8" draw:text-style-name="P11" xml:id="id415" draw:id="id415" draw:layer="layout" svg:width="1.198cm" svg:height="1.198cm" svg:x="8.102cm" svg:y="9.002cm">
          <text:p text:style-name="P10"><text:span text:style-name="T2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7.3cm" svg:y="10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9.2cm" svg:y="10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type="line" svg:x1="11.277cm" svg:y1="10.025cm" svg:x2="10.8cm" svg:y2="10.7cm" svg:d="M11277 10025l-477 675" svg:viewBox="0 0 478 676">
          <text:p/>
        </draw:connector>
        <draw:connector draw:style-name="gr11" draw:text-style-name="P15" draw:layer="layout" draw:type="line" svg:x1="12.125cm" svg:y1="10.025cm" svg:x2="12.7cm" svg:y2="10.7cm" svg:d="M12125 10025l575 675" svg:viewBox="0 0 576 676">
          <text:p/>
        </draw:connector>
        <draw:custom-shape draw:style-name="gr8" draw:text-style-name="P11" xml:id="id414" draw:id="id414" draw:layer="layout" svg:width="1.198cm" svg:height="1.198cm" svg:x="11.102cm" svg:y="9.002cm">
          <text:p text:style-name="P10"><text:span text:style-name="T2">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0.6cm" svg:x="10.3cm" svg:y="10.7cm">
          <text:p text:style-name="P13">nil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0.6cm" svg:x="12.2cm" svg:y="10.7cm">
          <text:p text:style-name="P13">nil</text:p>
          <draw:enhanced-geometry svg:viewBox="0 0 21600 21600" draw:type="rectangle" draw:enhanced-path="M 0 0 L 21600 0 21600 21600 0 21600 0 0 Z N"/>
        </draw:custom-shape>
        <draw:connector draw:style-name="gr15" draw:text-style-name="P21" draw:layer="layout" draw:type="line" svg:x1="10.725cm" svg:y1="8.425cm" svg:x2="11.277cm" svg:y2="9.177cm" draw:start-shape="id405" draw:start-glue-point="9" draw:end-shape="id414" draw:end-glue-point="5" svg:d="M10725 8425l552 752" svg:viewBox="0 0 553 753">
          <text:p/>
        </draw:connector>
        <draw:connector draw:style-name="gr15" draw:text-style-name="P21" draw:layer="layout" draw:type="line" svg:x1="9.877cm" svg:y1="8.425cm" svg:x2="9.125cm" svg:y2="9.177cm" draw:start-shape="id405" draw:start-glue-point="7" draw:end-shape="id415" draw:end-glue-point="11" svg:d="M9877 8425l-752 752" svg:viewBox="0 0 753 753">
          <text:p/>
        </draw:connector>
        <presentation:notes draw:style-name="dp1">
          <draw:page-thumbnail draw:style-name="gr5" draw:layer="layout" svg:width="19.798cm" svg:height="11.136cm" svg:x="0.6cm" svg:y="2.257cm" draw:page-number="3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1:22:51.875340914</meta:creation-date>
    <dc:date>2021-10-27T23:26:38.394455828</dc:date>
    <meta:editing-duration>PT57M49S</meta:editing-duration>
    <meta:editing-cycles>6</meta:editing-cycles>
    <meta:generator>LibreOffice/6.4.7.2$Linux_X86_64 LibreOffice_project/40$Build-2</meta:generator>
    <meta:document-statistic meta:object-count="1547"/>
  </office:meta>
</office:document-meta>
</file>